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07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1.4in"/>
    </style:style>
    <style:style style:name="co5" style:family="table-column">
      <style:table-column-properties fo:break-before="auto" style:column-width="1.6402in"/>
    </style:style>
    <style:style style:name="co6" style:family="table-column">
      <style:table-column-properties fo:break-before="auto" style:column-width="2.022in"/>
    </style:style>
    <style:style style:name="co7" style:family="table-column">
      <style:table-column-properties fo:break-before="auto" style:column-width="1.5091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0.8209in"/>
    </style:style>
    <style:style style:name="co11" style:family="table-column">
      <style:table-column-properties fo:break-before="auto" style:column-width="1.1701in"/>
    </style:style>
    <style:style style:name="co12" style:family="table-column">
      <style:table-column-properties fo:break-before="auto" style:column-width="2.4701in"/>
    </style:style>
    <style:style style:name="co13" style:family="table-column">
      <style:table-column-properties fo:break-before="auto" style:column-width="3.1693in"/>
    </style:style>
    <style:style style:name="co14" style:family="table-column">
      <style:table-column-properties fo:break-before="auto" style:column-width="1.2945in"/>
    </style:style>
    <style:style style:name="co15" style:family="table-column">
      <style:table-column-properties fo:break-before="auto" style:column-width="2.9626in"/>
    </style:style>
    <style:style style:name="co16" style:family="table-column">
      <style:table-column-properties fo:break-before="auto" style:column-width="3.6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33cc66"/>
      <style:text-properties fo:color="#000000"/>
    </style:style>
    <style:style style:name="ce3" style:family="table-cell" style:parent-style-name="Default" style:data-style-name="N4">
      <style:table-cell-properties fo:background-color="#33cc66"/>
      <style:text-properties fo:color="#000000"/>
    </style:style>
    <style:style style:name="ce4" style:family="table-cell" style:parent-style-name="Default" style:data-style-name="N4">
      <style:table-cell-properties fo:background-color="#33cc66"/>
      <style:text-properties fo:color="#000000" style:font-name="Arial" style:font-name-asian="DejaVu Sans" style:font-name-complex="Lohit Hindi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 style:data-style-name="N4">
      <style:table-cell-properties fo:background-color="#ff3333"/>
      <style:text-properties fo:color="#000000"/>
    </style:style>
    <style:style style:name="ce7" style:family="table-cell" style:parent-style-name="Default" style:data-style-name="N4">
      <style:table-cell-properties fo:background-color="#ff3333"/>
      <style:text-properties fo:color="#000000" style:font-name="Arial" style:font-name-asian="DejaVu Sans" style:font-name-complex="Lohit Hindi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fo:background-color="#ffff00"/>
      <style:text-properties fo:color="#000000"/>
    </style:style>
    <style:style style:name="ce10" style:family="table-cell" style:parent-style-name="Default" style:data-style-name="N11">
      <style:table-cell-properties fo:background-color="#ffff00"/>
      <style:text-properties fo:color="#000000" style:font-name="Arial" style:font-name-asian="DejaVu Sans" style:font-name-complex="Lohit Hindi"/>
    </style:style>
    <style:style style:name="ce11" style:family="table-cell" style:parent-style-name="Default">
      <style:table-cell-properties fo:background-color="#ffff00"/>
      <style:text-properties style:use-window-font-color="true"/>
    </style:style>
    <style:style style:name="ce12" style:family="table-cell" style:parent-style-name="Default" style:data-style-name="N11">
      <style:table-cell-properties fo:background-color="#ffff00"/>
      <style:text-properties style:use-window-font-color="true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11">
      <style:table-cell-properties fo:background-color="#33cc66"/>
      <style:text-properties fo:color="#000000"/>
    </style:style>
    <style:style style:name="ce16" style:family="table-cell" style:parent-style-name="Default" style:data-style-name="N11">
      <style:table-cell-properties fo:background-color="#ff3333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>
            <text:p>SA USER_TIME</text:p>
          </table:table-cell>
          <table:table-cell office:value-type="string">
            <text:p>SA AVG_HEAP_MEMORY</text:p>
          </table:table-cell>
          <table:table-cell office:value-type="string">
            <text:p>SA VALUE</text:p>
          </table:table-cell>
          <table:table-cell office:value-type="string">
            <text:p>OSA USER_TIME</text:p>
          </table:table-cell>
          <table:table-cell office:value-type="string">
            <text:p>OSA AVG_HEAP_MEMORY</text:p>
          </table:table-cell>
          <table:table-cell office:value-type="string">
            <text:p>OSA VALUE</text:p>
          </table:table-cell>
          <table:table-cell office:value-type="string">
            <text:p>SA &lt; OSA</text:p>
          </table:table-cell>
          <table:table-cell office:value-type="string">
            <text:p>SA = OSA</text:p>
          </table:table-cell>
          <table:table-cell office:value-type="string">
            <text:p>OSA &lt; SA</text:p>
          </table:table-cell>
          <table:table-cell office:value-type="string">
            <text:p>OSA Speedup(USER_TIME) over SA</text:p>
          </table:table-cell>
          <table:table-cell office:value-type="string">
            <text:p>SA Speedup(AVG_HEAP_MEMORY) over OSA</text:p>
          </table:table-cell>
          <table:table-cell office:value-type="string">
            <text:p>BB USER_TIME</text:p>
          </table:table-cell>
          <table:table-cell office:value-type="string">
            <text:p>BB AVG_HEAP_MEMORY</text:p>
          </table:table-cell>
          <table:table-cell office:value-type="string">
            <text:p>BB VALUE</text:p>
          </table:table-cell>
          <table:table-cell office:value-type="string">
            <text:p>OSA &lt; BB</text:p>
          </table:table-cell>
          <table:table-cell office:value-type="string">
            <text:p>OSA = BB</text:p>
          </table:table-cell>
          <table:table-cell office:value-type="string">
            <text:p>OSA Speedup(USER_TIME) over BB</text:p>
          </table:table-cell>
          <table:table-cell office:value-type="string">
            <text:p>OSA Speedup(AVG_HEAP_MEMORY) over BB</text:p>
          </table:table-cell>
          <table:table-cell table:number-columns-repeated="3"/>
        </table:table-row>
        <table:table-row table:style-name="ro2">
          <table:table-cell table:style-name="Default" office:value-type="float" office:value="258028.68">
            <text:p>258028.68</text:p>
          </table:table-cell>
          <table:table-cell table:style-name="Default" office:value-type="float" office:value="12420067.94">
            <text:p>12420067.94</text:p>
          </table:table-cell>
          <table:table-cell office:value-type="float" office:value="1013729758.0845">
            <text:p>1,013,729,758.08</text:p>
          </table:table-cell>
          <table:table-cell office:value-type="float" office:value="558.91">
            <text:p>558.91</text:p>
          </table:table-cell>
          <table:table-cell office:value-type="float" office:value="56144578.53">
            <text:p>56144578.53</text:p>
          </table:table-cell>
          <table:table-cell office:value-type="float" office:value="1014727678.08672">
            <text:p>1,014,727,678.09</text:p>
          </table:table-cell>
          <table:table-cell table:formula="of:=[.C2] &lt; [.F2]" office:value-type="boolean" office:boolean-value="true">
            <text:p>TRUE</text:p>
          </table:table-cell>
          <table:table-cell table:style-name="ce13" table:formula="of:=[.C2] = [.F2]" office:value-type="boolean" office:boolean-value="false">
            <text:p>FALSE</text:p>
          </table:table-cell>
          <table:table-cell table:style-name="ce13" table:formula="of:=[.C2] &gt; [.F2]" office:value-type="boolean" office:boolean-value="false">
            <text:p>FALSE</text:p>
          </table:table-cell>
          <table:table-cell table:formula="of:= 1 - [.D2] / [.A2]" office:value-type="float" office:value="0.997833922957712">
            <text:p>1</text:p>
          </table:table-cell>
          <table:table-cell table:style-name="ce8" table:formula="of:= 1 - [.E2] / ([.B2] * 1024 * 1024)" office:value-type="float" office:value="0.999995688941251">
            <text:p>1.00</text:p>
          </table:table-cell>
          <table:table-cell office:value-type="float" office:value="382.85">
            <text:p>382.85</text:p>
          </table:table-cell>
          <table:table-cell office:value-type="float" office:value="42832105.55">
            <text:p>42832105.55</text:p>
          </table:table-cell>
          <table:table-cell office:value-type="float" office:value="3806988484.66687">
            <text:p>3,806,988,484.67</text:p>
          </table:table-cell>
          <table:table-cell table:style-name="ce13" table:formula="of:=[.F2] &lt; [.N2]" office:value-type="boolean" office:boolean-value="true">
            <text:p>TRUE</text:p>
          </table:table-cell>
          <table:table-cell table:style-name="ce13" table:formula="of:=[.F2] = [.N2]" office:value-type="boolean" office:boolean-value="false">
            <text:p>FALSE</text:p>
          </table:table-cell>
          <table:table-cell table:formula="of:= 1 - [.D2] / [.L2]" office:value-type="float" office:value="-0.459866788559488">
            <text:p>-0.46</text:p>
          </table:table-cell>
          <table:table-cell table:formula="of:= 1 - [.E2] / [.M2]" office:value-type="float" office:value="-0.310805943556982">
            <text:p>-0.31</text:p>
          </table:table-cell>
          <table:table-cell table:number-columns-repeated="3"/>
        </table:table-row>
        <table:table-row table:style-name="ro2">
          <table:table-cell table:style-name="Default" office:value-type="float" office:value="246769.5">
            <text:p>246769.5</text:p>
          </table:table-cell>
          <table:table-cell table:style-name="Default" office:value-type="float" office:value="12575095.38">
            <text:p>12575095.38</text:p>
          </table:table-cell>
          <table:table-cell office:value-type="float" office:value="1013729758.0845">
            <text:p>1,013,729,758.08</text:p>
          </table:table-cell>
          <table:table-cell office:value-type="float" office:value="552.98">
            <text:p>552.98</text:p>
          </table:table-cell>
          <table:table-cell office:value-type="float" office:value="47765835.21">
            <text:p>47765835.21</text:p>
          </table:table-cell>
          <table:table-cell office:value-type="float" office:value="1014533638.08629">
            <text:p>1,014,533,638.09</text:p>
          </table:table-cell>
          <table:table-cell table:formula="of:=[.C3] &lt; [.F3]" office:value-type="boolean" office:boolean-value="true">
            <text:p>TRUE</text:p>
          </table:table-cell>
          <table:table-cell table:style-name="ce13" table:formula="of:=[.C3] = [.F3]" office:value-type="boolean" office:boolean-value="false">
            <text:p>FALSE</text:p>
          </table:table-cell>
          <table:table-cell table:style-name="ce13" table:formula="of:=[.C3] &gt; [.F3]" office:value-type="boolean" office:boolean-value="false">
            <text:p>FALSE</text:p>
          </table:table-cell>
          <table:table-cell table:formula="of:= 1 - [.D3] / [.A3]" office:value-type="float" office:value="0.997759123392478">
            <text:p>1</text:p>
          </table:table-cell>
          <table:table-cell table:formula="of:= 1 - [.E3] / ([.B3] * 1024 * 1024)" office:value-type="float" office:value="0.999996377518511">
            <text:p>1</text:p>
          </table:table-cell>
          <table:table-cell office:value-type="float" office:value="383.6">
            <text:p>383.6</text:p>
          </table:table-cell>
          <table:table-cell office:value-type="float" office:value="39025517.66">
            <text:p>39025517.66</text:p>
          </table:table-cell>
          <table:table-cell office:value-type="float" office:value="3518479129.53066">
            <text:p>3,518,479,129.53</text:p>
          </table:table-cell>
          <table:table-cell table:style-name="ce13" table:formula="of:=[.F3] &lt; [.N3]" office:value-type="boolean" office:boolean-value="true">
            <text:p>TRUE</text:p>
          </table:table-cell>
          <table:table-cell table:style-name="ce13" table:formula="of:=[.F3] = [.N3]" office:value-type="boolean" office:boolean-value="false">
            <text:p>FALSE</text:p>
          </table:table-cell>
          <table:table-cell table:formula="of:= 1 - [.D3] / [.L3]" office:value-type="float" office:value="-0.44155370177268">
            <text:p>-0.44</text:p>
          </table:table-cell>
          <table:table-cell table:formula="of:= 1 - [.E3] / [.M3]" office:value-type="float" office:value="-0.22396416688557">
            <text:p>-0.22</text:p>
          </table:table-cell>
          <table:table-cell table:number-columns-repeated="3"/>
        </table:table-row>
        <table:table-row table:style-name="ro2">
          <table:table-cell table:style-name="Default" office:value-type="float" office:value="255947.83">
            <text:p>255947.83</text:p>
          </table:table-cell>
          <table:table-cell table:style-name="Default" office:value-type="float" office:value="15505435.38">
            <text:p>15505435.38</text:p>
          </table:table-cell>
          <table:table-cell office:value-type="float" office:value="1013729758.0845">
            <text:p>1,013,729,758.08</text:p>
          </table:table-cell>
          <table:table-cell office:value-type="float" office:value="562.71">
            <text:p>562.71</text:p>
          </table:table-cell>
          <table:table-cell office:value-type="float" office:value="46203307.28">
            <text:p>46203307.28</text:p>
          </table:table-cell>
          <table:table-cell office:value-type="float" office:value="1014556738.08634">
            <text:p>1,014,556,738.09</text:p>
          </table:table-cell>
          <table:table-cell table:formula="of:=[.C4] &lt; [.F4]" office:value-type="boolean" office:boolean-value="true">
            <text:p>TRUE</text:p>
          </table:table-cell>
          <table:table-cell table:style-name="ce13" table:formula="of:=[.C4] = [.F4]" office:value-type="boolean" office:boolean-value="false">
            <text:p>FALSE</text:p>
          </table:table-cell>
          <table:table-cell table:style-name="ce13" table:formula="of:=[.C4] &gt; [.F4]" office:value-type="boolean" office:boolean-value="false">
            <text:p>FALSE</text:p>
          </table:table-cell>
          <table:table-cell table:formula="of:= 1 - [.D4] / [.A4]" office:value-type="float" office:value="0.997801466025322">
            <text:p>1</text:p>
          </table:table-cell>
          <table:table-cell table:formula="of:= 1 - [.E4] / ([.B4] * 1024 * 1024)" office:value-type="float" office:value="0.999997158228298">
            <text:p>1</text:p>
          </table:table-cell>
          <table:table-cell office:value-type="float" office:value="384.94">
            <text:p>384.94</text:p>
          </table:table-cell>
          <table:table-cell office:value-type="float" office:value="39636155.3">
            <text:p>39636155.3</text:p>
          </table:table-cell>
          <table:table-cell office:value-type="float" office:value="4430923642.81942">
            <text:p>4,430,923,642.82</text:p>
          </table:table-cell>
          <table:table-cell table:style-name="ce13" table:formula="of:=[.F4] &lt; [.N4]" office:value-type="boolean" office:boolean-value="true">
            <text:p>TRUE</text:p>
          </table:table-cell>
          <table:table-cell table:style-name="ce13" table:formula="of:=[.F4] = [.N4]" office:value-type="boolean" office:boolean-value="false">
            <text:p>FALSE</text:p>
          </table:table-cell>
          <table:table-cell table:formula="of:= 1 - [.D4] / [.L4]" office:value-type="float" office:value="-0.461812230477477">
            <text:p>-0.46</text:p>
          </table:table-cell>
          <table:table-cell table:formula="of:= 1 - [.E4] / [.M4]" office:value-type="float" office:value="-0.165685897895349">
            <text:p>-0.17</text:p>
          </table:table-cell>
          <table:table-cell table:number-columns-repeated="3"/>
        </table:table-row>
        <table:table-row table:style-name="ro2">
          <table:table-cell table:style-name="Default" office:value-type="float" office:value="250047.86">
            <text:p>250047.86</text:p>
          </table:table-cell>
          <table:table-cell table:style-name="Default" office:value-type="float" office:value="13513642.65">
            <text:p>13513642.65</text:p>
          </table:table-cell>
          <table:table-cell office:value-type="float" office:value="1013729758.0845">
            <text:p>1,013,729,758.08</text:p>
          </table:table-cell>
          <table:table-cell office:value-type="float" office:value="552.32">
            <text:p>552.32</text:p>
          </table:table-cell>
          <table:table-cell office:value-type="float" office:value="49070388.17">
            <text:p>49070388.17</text:p>
          </table:table-cell>
          <table:table-cell office:value-type="float" office:value="1014695338.08664">
            <text:p>1,014,695,338.09</text:p>
          </table:table-cell>
          <table:table-cell table:formula="of:=[.C5] &lt; [.F5]" office:value-type="boolean" office:boolean-value="true">
            <text:p>TRUE</text:p>
          </table:table-cell>
          <table:table-cell table:style-name="ce13" table:formula="of:=[.C5] = [.F5]" office:value-type="boolean" office:boolean-value="false">
            <text:p>FALSE</text:p>
          </table:table-cell>
          <table:table-cell table:style-name="ce13" table:formula="of:=[.C5] &gt; [.F5]" office:value-type="boolean" office:boolean-value="false">
            <text:p>FALSE</text:p>
          </table:table-cell>
          <table:table-cell table:formula="of:= 1 - [.D5] / [.A5]" office:value-type="float" office:value="0.99779114286361">
            <text:p>1</text:p>
          </table:table-cell>
          <table:table-cell table:formula="of:= 1 - [.E5] / ([.B5] * 1024 * 1024)" office:value-type="float" office:value="0.999996537042594">
            <text:p>1</text:p>
          </table:table-cell>
          <table:table-cell office:value-type="float" office:value="379.09">
            <text:p>379.09</text:p>
          </table:table-cell>
          <table:table-cell office:value-type="float" office:value="44191968.52">
            <text:p>44191968.52</text:p>
          </table:table-cell>
          <table:table-cell office:value-type="float" office:value="3978915137.52839">
            <text:p>3,978,915,137.53</text:p>
          </table:table-cell>
          <table:table-cell table:style-name="ce13" table:formula="of:=[.F5] &lt; [.N5]" office:value-type="boolean" office:boolean-value="true">
            <text:p>TRUE</text:p>
          </table:table-cell>
          <table:table-cell table:style-name="ce13" table:formula="of:=[.F5] = [.N5]" office:value-type="boolean" office:boolean-value="false">
            <text:p>FALSE</text:p>
          </table:table-cell>
          <table:table-cell table:formula="of:= 1 - [.D5] / [.L5]" office:value-type="float" office:value="-0.45696272652932">
            <text:p>-0.46</text:p>
          </table:table-cell>
          <table:table-cell table:formula="of:= 1 - [.E5] / [.M5]" office:value-type="float" office:value="-0.11039154428688">
            <text:p>-0.11</text:p>
          </table:table-cell>
          <table:table-cell table:number-columns-repeated="3"/>
        </table:table-row>
        <table:table-row table:style-name="ro2">
          <table:table-cell table:style-name="Default" office:value-type="float" office:value="254439.91">
            <text:p>254439.91</text:p>
          </table:table-cell>
          <table:table-cell table:style-name="Default" office:value-type="float" office:value="10014846.91">
            <text:p>10014846.91</text:p>
          </table:table-cell>
          <table:table-cell office:value-type="float" office:value="1013729758.0845">
            <text:p>1,013,729,758.08</text:p>
          </table:table-cell>
          <table:table-cell office:value-type="float" office:value="608.27">
            <text:p>608.27</text:p>
          </table:table-cell>
          <table:table-cell office:value-type="float" office:value="47970182.64">
            <text:p>47970182.64</text:p>
          </table:table-cell>
          <table:table-cell office:value-type="float" office:value="1014524398.08627">
            <text:p>1,014,524,398.09</text:p>
          </table:table-cell>
          <table:table-cell table:formula="of:=[.C6] &lt; [.F6]" office:value-type="boolean" office:boolean-value="true">
            <text:p>TRUE</text:p>
          </table:table-cell>
          <table:table-cell table:style-name="ce13" table:formula="of:=[.C6] = [.F6]" office:value-type="boolean" office:boolean-value="false">
            <text:p>FALSE</text:p>
          </table:table-cell>
          <table:table-cell table:style-name="ce13" table:formula="of:=[.C6] &gt; [.F6]" office:value-type="boolean" office:boolean-value="false">
            <text:p>FALSE</text:p>
          </table:table-cell>
          <table:table-cell table:formula="of:= 1 - [.D6] / [.A6]" office:value-type="float" office:value="0.997609376610768">
            <text:p>1</text:p>
          </table:table-cell>
          <table:table-cell table:formula="of:= 1 - [.E6] / ([.B6] * 1024 * 1024)" office:value-type="float" office:value="0.999995431988971">
            <text:p>1</text:p>
          </table:table-cell>
          <table:table-cell office:value-type="float" office:value="376.87">
            <text:p>376.87</text:p>
          </table:table-cell>
          <table:table-cell office:value-type="float" office:value="43997301.52">
            <text:p>43997301.52</text:p>
          </table:table-cell>
          <table:table-cell office:value-type="float" office:value="4168935520.76605">
            <text:p>4,168,935,520.77</text:p>
          </table:table-cell>
          <table:table-cell table:style-name="ce13" table:formula="of:=[.F6] &lt; [.N6]" office:value-type="boolean" office:boolean-value="true">
            <text:p>TRUE</text:p>
          </table:table-cell>
          <table:table-cell table:style-name="ce13" table:formula="of:=[.F6] = [.N6]" office:value-type="boolean" office:boolean-value="false">
            <text:p>FALSE</text:p>
          </table:table-cell>
          <table:table-cell table:formula="of:= 1 - [.D6] / [.L6]" office:value-type="float" office:value="-0.614004829251466">
            <text:p>-0.61</text:p>
          </table:table-cell>
          <table:table-cell table:formula="of:= 1 - [.E6] / [.M6]" office:value-type="float" office:value="-0.0902982906393481">
            <text:p>-0.09</text:p>
          </table:table-cell>
          <table:table-cell table:number-columns-repeated="3"/>
        </table:table-row>
        <table:table-row table:style-name="ro2">
          <table:table-cell table:style-name="Default" office:value-type="float" office:value="254087.44">
            <text:p>254087.44</text:p>
          </table:table-cell>
          <table:table-cell table:style-name="Default" office:value-type="float" office:value="10184493.24">
            <text:p>10184493.24</text:p>
          </table:table-cell>
          <table:table-cell office:value-type="float" office:value="1013729758.0845">
            <text:p>1,013,729,758.08</text:p>
          </table:table-cell>
          <table:table-cell office:value-type="float" office:value="614.32">
            <text:p>614.32</text:p>
          </table:table-cell>
          <table:table-cell office:value-type="float" office:value="64541438.02">
            <text:p>64541438.02</text:p>
          </table:table-cell>
          <table:table-cell office:value-type="float" office:value="1014455098.08611">
            <text:p>1,014,455,098.09</text:p>
          </table:table-cell>
          <table:table-cell table:formula="of:=[.C7] &lt; [.F7]" office:value-type="boolean" office:boolean-value="true">
            <text:p>TRUE</text:p>
          </table:table-cell>
          <table:table-cell table:style-name="ce13" table:formula="of:=[.C7] = [.F7]" office:value-type="boolean" office:boolean-value="false">
            <text:p>FALSE</text:p>
          </table:table-cell>
          <table:table-cell table:style-name="ce13" table:formula="of:=[.C7] &gt; [.F7]" office:value-type="boolean" office:boolean-value="false">
            <text:p>FALSE</text:p>
          </table:table-cell>
          <table:table-cell table:formula="of:= 1 - [.D7] / [.A7]" office:value-type="float" office:value="0.997582249638156">
            <text:p>1</text:p>
          </table:table-cell>
          <table:table-cell table:formula="of:= 1 - [.E7] / ([.B7] * 1024 * 1024)" office:value-type="float" office:value="0.999993956350077">
            <text:p>1</text:p>
          </table:table-cell>
          <table:table-cell office:value-type="float" office:value="375.76">
            <text:p>375.76</text:p>
          </table:table-cell>
          <table:table-cell office:value-type="float" office:value="44093066.63">
            <text:p>44093066.63</text:p>
          </table:table-cell>
          <table:table-cell office:value-type="float" office:value="3899453382.05606">
            <text:p>3,899,453,382.06</text:p>
          </table:table-cell>
          <table:table-cell table:style-name="ce13" table:formula="of:=[.F7] &lt; [.N7]" office:value-type="boolean" office:boolean-value="true">
            <text:p>TRUE</text:p>
          </table:table-cell>
          <table:table-cell table:style-name="ce13" table:formula="of:=[.F7] = [.N7]" office:value-type="boolean" office:boolean-value="false">
            <text:p>FALSE</text:p>
          </table:table-cell>
          <table:table-cell table:formula="of:= 1 - [.D7] / [.L7]" office:value-type="float" office:value="-0.634873323397914">
            <text:p>-0.63</text:p>
          </table:table-cell>
          <table:table-cell table:formula="of:= 1 - [.E7] / [.M7]" office:value-type="float" office:value="-0.463754802123184">
            <text:p>-0.46</text:p>
          </table:table-cell>
          <table:table-cell table:number-columns-repeated="3"/>
        </table:table-row>
        <table:table-row table:style-name="ro2">
          <table:table-cell table:style-name="Default" office:value-type="float" office:value="243271.01">
            <text:p>243271.01</text:p>
          </table:table-cell>
          <table:table-cell table:style-name="Default" office:value-type="float" office:value="17079779.43">
            <text:p>17079779.43</text:p>
          </table:table-cell>
          <table:table-cell office:value-type="float" office:value="1013729758.0845">
            <text:p>1,013,729,758.08</text:p>
          </table:table-cell>
          <table:table-cell office:value-type="float" office:value="558.03">
            <text:p>558.03</text:p>
          </table:table-cell>
          <table:table-cell office:value-type="float" office:value="48098942.1">
            <text:p>48098942.1</text:p>
          </table:table-cell>
          <table:table-cell office:value-type="float" office:value="1014686098.08662">
            <text:p>1,014,686,098.09</text:p>
          </table:table-cell>
          <table:table-cell table:formula="of:=[.C8] &lt; [.F8]" office:value-type="boolean" office:boolean-value="true">
            <text:p>TRUE</text:p>
          </table:table-cell>
          <table:table-cell table:style-name="ce13" table:formula="of:=[.C8] = [.F8]" office:value-type="boolean" office:boolean-value="false">
            <text:p>FALSE</text:p>
          </table:table-cell>
          <table:table-cell table:style-name="ce13" table:formula="of:=[.C8] &gt; [.F8]" office:value-type="boolean" office:boolean-value="false">
            <text:p>FALSE</text:p>
          </table:table-cell>
          <table:table-cell table:formula="of:= 1 - [.D8] / [.A8]" office:value-type="float" office:value="0.997706138516053">
            <text:p>1</text:p>
          </table:table-cell>
          <table:table-cell table:formula="of:= 1 - [.E8] / ([.B8] * 1024 * 1024)" office:value-type="float" office:value="0.999997314325638">
            <text:p>1</text:p>
          </table:table-cell>
          <table:table-cell office:value-type="float" office:value="380.13">
            <text:p>380.13</text:p>
          </table:table-cell>
          <table:table-cell office:value-type="float" office:value="38798085.4">
            <text:p>38798085.4</text:p>
          </table:table-cell>
          <table:table-cell office:value-type="float" office:value="4163851522.09877">
            <text:p>4,163,851,522.10</text:p>
          </table:table-cell>
          <table:table-cell table:style-name="ce13" table:formula="of:=[.F8] &lt; [.N8]" office:value-type="boolean" office:boolean-value="true">
            <text:p>TRUE</text:p>
          </table:table-cell>
          <table:table-cell table:style-name="ce13" table:formula="of:=[.F8] = [.N8]" office:value-type="boolean" office:boolean-value="false">
            <text:p>FALSE</text:p>
          </table:table-cell>
          <table:table-cell table:formula="of:= 1 - [.D8] / [.L8]" office:value-type="float" office:value="-0.467997790229658">
            <text:p>-0.47</text:p>
          </table:table-cell>
          <table:table-cell table:formula="of:= 1 - [.E8] / [.M8]" office:value-type="float" office:value="-0.2397246308448">
            <text:p>-0.24</text:p>
          </table:table-cell>
          <table:table-cell table:number-columns-repeated="3"/>
        </table:table-row>
        <table:table-row table:style-name="ro2">
          <table:table-cell table:style-name="Default" office:value-type="float" office:value="252987.58">
            <text:p>252987.58</text:p>
          </table:table-cell>
          <table:table-cell table:style-name="Default" office:value-type="float" office:value="16428063.1">
            <text:p>16428063.1</text:p>
          </table:table-cell>
          <table:table-cell office:value-type="float" office:value="1013729758.0845">
            <text:p>1,013,729,758.08</text:p>
          </table:table-cell>
          <table:table-cell office:value-type="float" office:value="559.33">
            <text:p>559.33</text:p>
          </table:table-cell>
          <table:table-cell office:value-type="float" office:value="48072679.96">
            <text:p>48072679.96</text:p>
          </table:table-cell>
          <table:table-cell office:value-type="float" office:value="1014806218.08689">
            <text:p>1,014,806,218.09</text:p>
          </table:table-cell>
          <table:table-cell table:formula="of:=[.C9] &lt; [.F9]" office:value-type="boolean" office:boolean-value="true">
            <text:p>TRUE</text:p>
          </table:table-cell>
          <table:table-cell table:style-name="ce13" table:formula="of:=[.C9] = [.F9]" office:value-type="boolean" office:boolean-value="false">
            <text:p>FALSE</text:p>
          </table:table-cell>
          <table:table-cell table:style-name="ce13" table:formula="of:=[.C9] &gt; [.F9]" office:value-type="boolean" office:boolean-value="false">
            <text:p>FALSE</text:p>
          </table:table-cell>
          <table:table-cell table:formula="of:= 1 - [.D9] / [.A9]" office:value-type="float" office:value="0.997789100951122">
            <text:p>1</text:p>
          </table:table-cell>
          <table:table-cell table:formula="of:= 1 - [.E9] / ([.B9] * 1024 * 1024)" office:value-type="float" office:value="0.99999720930703">
            <text:p>1</text:p>
          </table:table-cell>
          <table:table-cell office:value-type="float" office:value="388.9">
            <text:p>388.9</text:p>
          </table:table-cell>
          <table:table-cell office:value-type="float" office:value="44857516.02">
            <text:p>44857516.02</text:p>
          </table:table-cell>
          <table:table-cell office:value-type="float" office:value="4608244051.5329">
            <text:p>4,608,244,051.53</text:p>
          </table:table-cell>
          <table:table-cell table:style-name="ce13" table:formula="of:=[.F9] &lt; [.N9]" office:value-type="boolean" office:boolean-value="true">
            <text:p>TRUE</text:p>
          </table:table-cell>
          <table:table-cell table:style-name="ce13" table:formula="of:=[.F9] = [.N9]" office:value-type="boolean" office:boolean-value="false">
            <text:p>FALSE</text:p>
          </table:table-cell>
          <table:table-cell table:formula="of:= 1 - [.D9] / [.L9]" office:value-type="float" office:value="-0.43823605039856">
            <text:p>-0.44</text:p>
          </table:table-cell>
          <table:table-cell table:formula="of:= 1 - [.E9] / [.M9]" office:value-type="float" office:value="-0.0716750329770042">
            <text:p>-0.07</text:p>
          </table:table-cell>
          <table:table-cell table:number-columns-repeated="3"/>
        </table:table-row>
        <table:table-row table:style-name="ro2">
          <table:table-cell table:style-name="Default" office:value-type="float" office:value="239323.34">
            <text:p>239323.34</text:p>
          </table:table-cell>
          <table:table-cell table:style-name="Default" office:value-type="float" office:value="11463309.63">
            <text:p>11463309.63</text:p>
          </table:table-cell>
          <table:table-cell office:value-type="float" office:value="1013729758.0845">
            <text:p>1,013,729,758.08</text:p>
          </table:table-cell>
          <table:table-cell office:value-type="float" office:value="610.06">
            <text:p>610.06</text:p>
          </table:table-cell>
          <table:table-cell office:value-type="float" office:value="48153427.5">
            <text:p>48153427.5</text:p>
          </table:table-cell>
          <table:table-cell office:value-type="float" office:value="1014408898.08601">
            <text:p>1,014,408,898.09</text:p>
          </table:table-cell>
          <table:table-cell table:formula="of:=[.C10] &lt; [.F10]" office:value-type="boolean" office:boolean-value="true">
            <text:p>TRUE</text:p>
          </table:table-cell>
          <table:table-cell table:style-name="ce13" table:formula="of:=[.C10] = [.F10]" office:value-type="boolean" office:boolean-value="false">
            <text:p>FALSE</text:p>
          </table:table-cell>
          <table:table-cell table:style-name="ce13" table:formula="of:=[.C10] &gt; [.F10]" office:value-type="boolean" office:boolean-value="false">
            <text:p>FALSE</text:p>
          </table:table-cell>
          <table:table-cell table:formula="of:= 1 - [.D10] / [.A10]" office:value-type="float" office:value="0.997450896348012">
            <text:p>1</text:p>
          </table:table-cell>
          <table:table-cell table:formula="of:= 1 - [.E10] / ([.B10] * 1024 * 1024)" office:value-type="float" office:value="0.999995993941668">
            <text:p>1</text:p>
          </table:table-cell>
          <table:table-cell office:value-type="float" office:value="374.2">
            <text:p>374.2</text:p>
          </table:table-cell>
          <table:table-cell office:value-type="float" office:value="44984375.54">
            <text:p>44984375.54</text:p>
          </table:table-cell>
          <table:table-cell office:value-type="float" office:value="3218604791.55322">
            <text:p>3,218,604,791.55</text:p>
          </table:table-cell>
          <table:table-cell table:style-name="ce13" table:formula="of:=[.F10] &lt; [.N10]" office:value-type="boolean" office:boolean-value="true">
            <text:p>TRUE</text:p>
          </table:table-cell>
          <table:table-cell table:style-name="ce13" table:formula="of:=[.F10] = [.N10]" office:value-type="boolean" office:boolean-value="false">
            <text:p>FALSE</text:p>
          </table:table-cell>
          <table:table-cell table:formula="of:= 1 - [.D10] / [.L10]" office:value-type="float" office:value="-0.630304649919829">
            <text:p>-0.63</text:p>
          </table:table-cell>
          <table:table-cell table:formula="of:= 1 - [.E10] / [.M10]" office:value-type="float" office:value="-0.0704478370980628">
            <text:p>-0.07</text:p>
          </table:table-cell>
          <table:table-cell table:number-columns-repeated="3"/>
        </table:table-row>
        <table:table-row table:style-name="ro2">
          <table:table-cell table:style-name="Default" office:value-type="float" office:value="253823.9">
            <text:p>253823.9</text:p>
          </table:table-cell>
          <table:table-cell table:style-name="Default" office:value-type="float" office:value="11765242.85">
            <text:p>11765242.85</text:p>
          </table:table-cell>
          <table:table-cell office:value-type="float" office:value="1013729758.0845">
            <text:p>1,013,729,758.08</text:p>
          </table:table-cell>
          <table:table-cell office:value-type="float" office:value="575.35">
            <text:p>575.35</text:p>
          </table:table-cell>
          <table:table-cell office:value-type="float" office:value="47207902.39">
            <text:p>47207902.39</text:p>
          </table:table-cell>
          <table:table-cell office:value-type="float" office:value="1014441238.08608">
            <text:p>1,014,441,238.09</text:p>
          </table:table-cell>
          <table:table-cell table:formula="of:=[.C11] &lt; [.F11]" office:value-type="boolean" office:boolean-value="true">
            <text:p>TRUE</text:p>
          </table:table-cell>
          <table:table-cell table:style-name="ce13" table:formula="of:=[.C11] = [.F11]" office:value-type="boolean" office:boolean-value="false">
            <text:p>FALSE</text:p>
          </table:table-cell>
          <table:table-cell table:style-name="ce13" table:formula="of:=[.C11] &gt; [.F11]" office:value-type="boolean" office:boolean-value="false">
            <text:p>FALSE</text:p>
          </table:table-cell>
          <table:table-cell table:formula="of:= 1 - [.D11] / [.A11]" office:value-type="float" office:value="0.997733270980392">
            <text:p>1</text:p>
          </table:table-cell>
          <table:table-cell table:formula="of:= 1 - [.E11] / ([.B11] * 1024 * 1024)" office:value-type="float" office:value="0.999996173392712">
            <text:p>1</text:p>
          </table:table-cell>
          <table:table-cell office:value-type="float" office:value="387.17">
            <text:p>387.17</text:p>
          </table:table-cell>
          <table:table-cell office:value-type="float" office:value="43895364.49">
            <text:p>43895364.49</text:p>
          </table:table-cell>
          <table:table-cell office:value-type="float" office:value="4749923781.51129">
            <text:p>4,749,923,781.51</text:p>
          </table:table-cell>
          <table:table-cell table:style-name="ce13" table:formula="of:=[.F11] &lt; [.N11]" office:value-type="boolean" office:boolean-value="true">
            <text:p>TRUE</text:p>
          </table:table-cell>
          <table:table-cell table:style-name="ce13" table:formula="of:=[.F11] = [.N11]" office:value-type="boolean" office:boolean-value="false">
            <text:p>FALSE</text:p>
          </table:table-cell>
          <table:table-cell table:formula="of:= 1 - [.D11] / [.L11]" office:value-type="float" office:value="-0.486039724152181">
            <text:p>-0.49</text:p>
          </table:table-cell>
          <table:table-cell table:formula="of:= 1 - [.E11] / [.M11]" office:value-type="float" office:value="-0.0754644126660491">
            <text:p>-0.0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4.48">
            <text:p>554.48</text:p>
          </table:table-cell>
          <table:table-cell office:value-type="float" office:value="47977376.64">
            <text:p>47977376.64</text:p>
          </table:table-cell>
          <table:table-cell office:value-type="float" office:value="1014565978.08636">
            <text:p>1,014,565,978.09</text:p>
          </table:table-cell>
          <table:table-cell table:number-columns-repeated="5"/>
          <table:table-cell office:value-type="float" office:value="382.08">
            <text:p>382.08</text:p>
          </table:table-cell>
          <table:table-cell office:value-type="float" office:value="39428149.97">
            <text:p>39428149.97</text:p>
          </table:table-cell>
          <table:table-cell office:value-type="float" office:value="4521145841.54763">
            <text:p>4,521,145,841.55</text:p>
          </table:table-cell>
          <table:table-cell table:style-name="ce13" table:formula="of:=[.F12] &lt; [.N12]" office:value-type="boolean" office:boolean-value="true">
            <text:p>TRUE</text:p>
          </table:table-cell>
          <table:table-cell table:style-name="ce13" table:formula="of:=[.F12] = [.N12]" office:value-type="boolean" office:boolean-value="false">
            <text:p>FALSE</text:p>
          </table:table-cell>
          <table:table-cell table:formula="of:= 1 - [.D12] / [.L12]" office:value-type="float" office:value="-0.451214405360134">
            <text:p>-0.45</text:p>
          </table:table-cell>
          <table:table-cell table:formula="of:= 1 - [.E12] / [.M12]" office:value-type="float" office:value="-0.216830530382605">
            <text:p>-0.2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15.63">
            <text:p>515.63</text:p>
          </table:table-cell>
          <table:table-cell office:value-type="float" office:value="55167187.18">
            <text:p>55167187.18</text:p>
          </table:table-cell>
          <table:table-cell office:value-type="float" office:value="1014561358.08635">
            <text:p>1,014,561,358.09</text:p>
          </table:table-cell>
          <table:table-cell table:number-columns-repeated="5"/>
          <table:table-cell office:value-type="float" office:value="375.47">
            <text:p>375.47</text:p>
          </table:table-cell>
          <table:table-cell office:value-type="float" office:value="44299976.99">
            <text:p>44299976.99</text:p>
          </table:table-cell>
          <table:table-cell office:value-type="float" office:value="3888485473.16772">
            <text:p>3,888,485,473.17</text:p>
          </table:table-cell>
          <table:table-cell table:style-name="ce13" table:formula="of:=[.F13] &lt; [.N13]" office:value-type="boolean" office:boolean-value="true">
            <text:p>TRUE</text:p>
          </table:table-cell>
          <table:table-cell table:style-name="ce13" table:formula="of:=[.F13] = [.N13]" office:value-type="boolean" office:boolean-value="false">
            <text:p>FALSE</text:p>
          </table:table-cell>
          <table:table-cell table:formula="of:= 1 - [.D13] / [.L13]" office:value-type="float" office:value="-0.373292140517218">
            <text:p>-0.37</text:p>
          </table:table-cell>
          <table:table-cell table:formula="of:= 1 - [.E13] / [.M13]" office:value-type="float" office:value="-0.245309612518604">
            <text:p>-0.2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8.34">
            <text:p>558.34</text:p>
          </table:table-cell>
          <table:table-cell office:value-type="float" office:value="47413759.95">
            <text:p>47413759.95</text:p>
          </table:table-cell>
          <table:table-cell office:value-type="float" office:value="1014519778.08625">
            <text:p>1,014,519,778.09</text:p>
          </table:table-cell>
          <table:table-cell table:number-columns-repeated="5"/>
          <table:table-cell office:value-type="float" office:value="376.75">
            <text:p>376.75</text:p>
          </table:table-cell>
          <table:table-cell office:value-type="float" office:value="41716184.67">
            <text:p>41716184.67</text:p>
          </table:table-cell>
          <table:table-cell office:value-type="float" office:value="4150462139.38106">
            <text:p>4,150,462,139.38</text:p>
          </table:table-cell>
          <table:table-cell table:style-name="ce13" table:formula="of:=[.F14] &lt; [.N14]" office:value-type="boolean" office:boolean-value="true">
            <text:p>TRUE</text:p>
          </table:table-cell>
          <table:table-cell table:style-name="ce13" table:formula="of:=[.F14] = [.N14]" office:value-type="boolean" office:boolean-value="false">
            <text:p>FALSE</text:p>
          </table:table-cell>
          <table:table-cell table:formula="of:= 1 - [.D14] / [.L14]" office:value-type="float" office:value="-0.481990710019907">
            <text:p>-0.48</text:p>
          </table:table-cell>
          <table:table-cell table:formula="of:= 1 - [.E14] / [.M14]" office:value-type="float" office:value="-0.136579491271103">
            <text:p>-0.1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2.95">
            <text:p>552.95</text:p>
          </table:table-cell>
          <table:table-cell office:value-type="float" office:value="47372433.47">
            <text:p>47372433.47</text:p>
          </table:table-cell>
          <table:table-cell office:value-type="float" office:value="1014538258.0863">
            <text:p>1,014,538,258.09</text:p>
          </table:table-cell>
          <table:table-cell table:number-columns-repeated="5"/>
          <table:table-cell office:value-type="float" office:value="375.18">
            <text:p>375.18</text:p>
          </table:table-cell>
          <table:table-cell office:value-type="float" office:value="44645045.25">
            <text:p>44645045.25</text:p>
          </table:table-cell>
          <table:table-cell office:value-type="float" office:value="3480126105.28555">
            <text:p>3,480,126,105.29</text:p>
          </table:table-cell>
          <table:table-cell table:style-name="ce13" table:formula="of:=[.F15] &lt; [.N15]" office:value-type="boolean" office:boolean-value="true">
            <text:p>TRUE</text:p>
          </table:table-cell>
          <table:table-cell table:style-name="ce13" table:formula="of:=[.F15] = [.N15]" office:value-type="boolean" office:boolean-value="false">
            <text:p>FALSE</text:p>
          </table:table-cell>
          <table:table-cell table:formula="of:= 1 - [.D15] / [.L15]" office:value-type="float" office:value="-0.47382589690282">
            <text:p>-0.47</text:p>
          </table:table-cell>
          <table:table-cell table:formula="of:= 1 - [.E15] / [.M15]" office:value-type="float" office:value="-0.0610905018625778">
            <text:p>-0.0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8.8">
            <text:p>558.8</text:p>
          </table:table-cell>
          <table:table-cell office:value-type="float" office:value="47536153.29">
            <text:p>47536153.29</text:p>
          </table:table-cell>
          <table:table-cell office:value-type="float" office:value="1014630658.0865">
            <text:p>1,014,630,658.09</text:p>
          </table:table-cell>
          <table:table-cell table:number-columns-repeated="5"/>
          <table:table-cell office:value-type="float" office:value="378.85">
            <text:p>378.85</text:p>
          </table:table-cell>
          <table:table-cell office:value-type="float" office:value="43480544.23">
            <text:p>43480544.23</text:p>
          </table:table-cell>
          <table:table-cell office:value-type="float" office:value="4577811329.32137">
            <text:p>4,577,811,329.32</text:p>
          </table:table-cell>
          <table:table-cell table:style-name="ce13" table:formula="of:=[.F16] &lt; [.N16]" office:value-type="boolean" office:boolean-value="true">
            <text:p>TRUE</text:p>
          </table:table-cell>
          <table:table-cell table:style-name="ce13" table:formula="of:=[.F16] = [.N16]" office:value-type="boolean" office:boolean-value="false">
            <text:p>FALSE</text:p>
          </table:table-cell>
          <table:table-cell table:formula="of:= 1 - [.D16] / [.L16]" office:value-type="float" office:value="-0.474990101623334">
            <text:p>-0.47</text:p>
          </table:table-cell>
          <table:table-cell table:formula="of:= 1 - [.E16] / [.M16]" office:value-type="float" office:value="-0.0932741098765222">
            <text:p>-0.0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6.72">
            <text:p>566.72</text:p>
          </table:table-cell>
          <table:table-cell office:value-type="float" office:value="47351023.75">
            <text:p>47351023.75</text:p>
          </table:table-cell>
          <table:table-cell office:value-type="float" office:value="1014778498.08683">
            <text:p>1,014,778,498.09</text:p>
          </table:table-cell>
          <table:table-cell table:number-columns-repeated="5"/>
          <table:table-cell office:value-type="float" office:value="393.5">
            <text:p>393.5</text:p>
          </table:table-cell>
          <table:table-cell office:value-type="float" office:value="44165645.63">
            <text:p>44165645.63</text:p>
          </table:table-cell>
          <table:table-cell office:value-type="float" office:value="4448009213.86533">
            <text:p>4,448,009,213.87</text:p>
          </table:table-cell>
          <table:table-cell table:style-name="ce13" table:formula="of:=[.F17] &lt; [.N17]" office:value-type="boolean" office:boolean-value="true">
            <text:p>TRUE</text:p>
          </table:table-cell>
          <table:table-cell table:style-name="ce13" table:formula="of:=[.F17] = [.N17]" office:value-type="boolean" office:boolean-value="false">
            <text:p>FALSE</text:p>
          </table:table-cell>
          <table:table-cell table:formula="of:= 1 - [.D17] / [.L17]" office:value-type="float" office:value="-0.440203303684879">
            <text:p>-0.44</text:p>
          </table:table-cell>
          <table:table-cell table:formula="of:= 1 - [.E17] / [.M17]" office:value-type="float" office:value="-0.0721234360907044">
            <text:p>-0.0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99.01">
            <text:p>599.01</text:p>
          </table:table-cell>
          <table:table-cell office:value-type="float" office:value="47359413.71">
            <text:p>47359413.71</text:p>
          </table:table-cell>
          <table:table-cell office:value-type="float" office:value="1014639898.08652">
            <text:p>1,014,639,898.09</text:p>
          </table:table-cell>
          <table:table-cell table:number-columns-repeated="5"/>
          <table:table-cell office:value-type="float" office:value="378.34">
            <text:p>378.34</text:p>
          </table:table-cell>
          <table:table-cell office:value-type="float" office:value="39644805.48">
            <text:p>39644805.48</text:p>
          </table:table-cell>
          <table:table-cell office:value-type="float" office:value="4292786887.88888">
            <text:p>4,292,786,887.89</text:p>
          </table:table-cell>
          <table:table-cell table:style-name="ce13" table:formula="of:=[.F18] &lt; [.N18]" office:value-type="boolean" office:boolean-value="true">
            <text:p>TRUE</text:p>
          </table:table-cell>
          <table:table-cell table:style-name="ce13" table:formula="of:=[.F18] = [.N18]" office:value-type="boolean" office:boolean-value="false">
            <text:p>FALSE</text:p>
          </table:table-cell>
          <table:table-cell table:formula="of:= 1 - [.D18] / [.L18]" office:value-type="float" office:value="-0.583258444785114">
            <text:p>-0.58</text:p>
          </table:table-cell>
          <table:table-cell table:formula="of:= 1 - [.E18] / [.M18]" office:value-type="float" office:value="-0.194593166408443">
            <text:p>-0.1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47.58">
            <text:p>547.58</text:p>
          </table:table-cell>
          <table:table-cell office:value-type="float" office:value="48071113.56">
            <text:p>48071113.56</text:p>
          </table:table-cell>
          <table:table-cell office:value-type="float" office:value="1014459718.08612">
            <text:p>1,014,459,718.09</text:p>
          </table:table-cell>
          <table:table-cell table:number-columns-repeated="5"/>
          <table:table-cell office:value-type="float" office:value="385.84">
            <text:p>385.84</text:p>
          </table:table-cell>
          <table:table-cell office:value-type="float" office:value="43650029.51">
            <text:p>43650029.51</text:p>
          </table:table-cell>
          <table:table-cell office:value-type="float" office:value="3605186913.08307">
            <text:p>3,605,186,913.08</text:p>
          </table:table-cell>
          <table:table-cell table:style-name="ce13" table:formula="of:=[.F19] &lt; [.N19]" office:value-type="boolean" office:boolean-value="true">
            <text:p>TRUE</text:p>
          </table:table-cell>
          <table:table-cell table:style-name="ce13" table:formula="of:=[.F19] = [.N19]" office:value-type="boolean" office:boolean-value="false">
            <text:p>FALSE</text:p>
          </table:table-cell>
          <table:table-cell table:formula="of:= 1 - [.D19] / [.L19]" office:value-type="float" office:value="-0.419189301264773">
            <text:p>-0.42</text:p>
          </table:table-cell>
          <table:table-cell table:formula="of:= 1 - [.E19] / [.M19]" office:value-type="float" office:value="-0.101284789486503">
            <text:p>-0.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0.5">
            <text:p>560.5</text:p>
          </table:table-cell>
          <table:table-cell office:value-type="float" office:value="48029946.69">
            <text:p>48029946.69</text:p>
          </table:table-cell>
          <table:table-cell office:value-type="float" office:value="1014598318.08643">
            <text:p>1,014,598,318.09</text:p>
          </table:table-cell>
          <table:table-cell table:number-columns-repeated="5"/>
          <table:table-cell office:value-type="float" office:value="379.9">
            <text:p>379.9</text:p>
          </table:table-cell>
          <table:table-cell office:value-type="float" office:value="45108290.75">
            <text:p>45108290.75</text:p>
          </table:table-cell>
          <table:table-cell office:value-type="float" office:value="3575727142.8097">
            <text:p>3,575,727,142.81</text:p>
          </table:table-cell>
          <table:table-cell table:style-name="ce13" table:formula="of:=[.F20] &lt; [.N20]" office:value-type="boolean" office:boolean-value="true">
            <text:p>TRUE</text:p>
          </table:table-cell>
          <table:table-cell table:style-name="ce13" table:formula="of:=[.F20] = [.N20]" office:value-type="boolean" office:boolean-value="false">
            <text:p>FALSE</text:p>
          </table:table-cell>
          <table:table-cell table:formula="of:= 1 - [.D20] / [.L20]" office:value-type="float" office:value="-0.475388260068439">
            <text:p>-0.48</text:p>
          </table:table-cell>
          <table:table-cell table:formula="of:= 1 - [.E20] / [.M20]" office:value-type="float" office:value="-0.0647698214989447">
            <text:p>-0.0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15.27">
            <text:p>515.27</text:p>
          </table:table-cell>
          <table:table-cell office:value-type="float" office:value="48044242.44">
            <text:p>48044242.44</text:p>
          </table:table-cell>
          <table:table-cell office:value-type="float" office:value="1014644518.08653">
            <text:p>1,014,644,518.09</text:p>
          </table:table-cell>
          <table:table-cell table:number-columns-repeated="5"/>
          <table:table-cell office:value-type="float" office:value="384.4">
            <text:p>384.4</text:p>
          </table:table-cell>
          <table:table-cell office:value-type="float" office:value="44012761.17">
            <text:p>44012761.17</text:p>
          </table:table-cell>
          <table:table-cell office:value-type="float" office:value="4275767807.17912">
            <text:p>4,275,767,807.18</text:p>
          </table:table-cell>
          <table:table-cell table:style-name="ce13" table:formula="of:=[.F21] &lt; [.N21]" office:value-type="boolean" office:boolean-value="true">
            <text:p>TRUE</text:p>
          </table:table-cell>
          <table:table-cell table:style-name="ce13" table:formula="of:=[.F21] = [.N21]" office:value-type="boolean" office:boolean-value="false">
            <text:p>FALSE</text:p>
          </table:table-cell>
          <table:table-cell table:formula="of:= 1 - [.D21] / [.L21]" office:value-type="float" office:value="-0.340452653485952">
            <text:p>-0.34</text:p>
          </table:table-cell>
          <table:table-cell table:formula="of:= 1 - [.E21] / [.M21]" office:value-type="float" office:value="-0.0915980084600541">
            <text:p>-0.0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5.57">
            <text:p>555.57</text:p>
          </table:table-cell>
          <table:table-cell office:value-type="float" office:value="47352446.61">
            <text:p>47352446.61</text:p>
          </table:table-cell>
          <table:table-cell office:value-type="float" office:value="1014792358.08686">
            <text:p>1,014,792,358.09</text:p>
          </table:table-cell>
          <table:table-cell table:number-columns-repeated="5"/>
          <table:table-cell office:value-type="float" office:value="378.1">
            <text:p>378.1</text:p>
          </table:table-cell>
          <table:table-cell office:value-type="float" office:value="44066333.2">
            <text:p>44066333.2</text:p>
          </table:table-cell>
          <table:table-cell office:value-type="float" office:value="4487442941.47284">
            <text:p>4,487,442,941.47</text:p>
          </table:table-cell>
          <table:table-cell table:style-name="ce13" table:formula="of:=[.F22] &lt; [.N22]" office:value-type="boolean" office:boolean-value="true">
            <text:p>TRUE</text:p>
          </table:table-cell>
          <table:table-cell table:style-name="ce13" table:formula="of:=[.F22] = [.N22]" office:value-type="boolean" office:boolean-value="false">
            <text:p>FALSE</text:p>
          </table:table-cell>
          <table:table-cell table:formula="of:= 1 - [.D22] / [.L22]" office:value-type="float" office:value="-0.469373181697964">
            <text:p>-0.47</text:p>
          </table:table-cell>
          <table:table-cell table:formula="of:= 1 - [.E22] / [.M22]" office:value-type="float" office:value="-0.0745719730090906">
            <text:p>-0.0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601.81">
            <text:p>601.81</text:p>
          </table:table-cell>
          <table:table-cell office:value-type="float" office:value="63527620.57">
            <text:p>63527620.57</text:p>
          </table:table-cell>
          <table:table-cell office:value-type="float" office:value="1014616798.08647">
            <text:p>1,014,616,798.09</text:p>
          </table:table-cell>
          <table:table-cell table:number-columns-repeated="5"/>
          <table:table-cell office:value-type="float" office:value="383.2">
            <text:p>383.2</text:p>
          </table:table-cell>
          <table:table-cell office:value-type="float" office:value="39139311.28">
            <text:p>39139311.28</text:p>
          </table:table-cell>
          <table:table-cell office:value-type="float" office:value="3646953900.15175">
            <text:p>3,646,953,900.15</text:p>
          </table:table-cell>
          <table:table-cell table:style-name="ce13" table:formula="of:=[.F23] &lt; [.N23]" office:value-type="boolean" office:boolean-value="true">
            <text:p>TRUE</text:p>
          </table:table-cell>
          <table:table-cell table:style-name="ce13" table:formula="of:=[.F23] = [.N23]" office:value-type="boolean" office:boolean-value="false">
            <text:p>FALSE</text:p>
          </table:table-cell>
          <table:table-cell table:formula="of:= 1 - [.D23] / [.L23]" office:value-type="float" office:value="-0.570485386221294">
            <text:p>-0.57</text:p>
          </table:table-cell>
          <table:table-cell table:formula="of:= 1 - [.E23] / [.M23]" office:value-type="float" office:value="-0.623115443077873">
            <text:p>-0.6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6.01">
            <text:p>556.01</text:p>
          </table:table-cell>
          <table:table-cell office:value-type="float" office:value="47379631.83">
            <text:p>47379631.83</text:p>
          </table:table-cell>
          <table:table-cell office:value-type="float" office:value="1014468958.08614">
            <text:p>1,014,468,958.09</text:p>
          </table:table-cell>
          <table:table-cell table:number-columns-repeated="5"/>
          <table:table-cell office:value-type="float" office:value="381.14">
            <text:p>381.14</text:p>
          </table:table-cell>
          <table:table-cell office:value-type="float" office:value="74224065.64">
            <text:p>74224065.64</text:p>
          </table:table-cell>
          <table:table-cell office:value-type="float" office:value="4291200605.86936">
            <text:p>4,291,200,605.87</text:p>
          </table:table-cell>
          <table:table-cell table:style-name="ce13" table:formula="of:=[.F24] &lt; [.N24]" office:value-type="boolean" office:boolean-value="true">
            <text:p>TRUE</text:p>
          </table:table-cell>
          <table:table-cell table:style-name="ce13" table:formula="of:=[.F24] = [.N24]" office:value-type="boolean" office:boolean-value="false">
            <text:p>FALSE</text:p>
          </table:table-cell>
          <table:table-cell table:formula="of:= 1 - [.D24] / [.L24]" office:value-type="float" office:value="-0.458807787164821">
            <text:p>-0.46</text:p>
          </table:table-cell>
          <table:table-cell table:formula="of:= 1 - [.E24] / [.M24]" office:value-type="float" office:value="0.361667520884672">
            <text:p>0.3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0.77">
            <text:p>560.77</text:p>
          </table:table-cell>
          <table:table-cell office:value-type="float" office:value="45079863.02">
            <text:p>45079863.02</text:p>
          </table:table-cell>
          <table:table-cell office:value-type="float" office:value="1014686098.08662">
            <text:p>1,014,686,098.09</text:p>
          </table:table-cell>
          <table:table-cell table:number-columns-repeated="5"/>
          <table:table-cell office:value-type="float" office:value="378.28">
            <text:p>378.28</text:p>
          </table:table-cell>
          <table:table-cell office:value-type="float" office:value="38900343.23">
            <text:p>38900343.23</text:p>
          </table:table-cell>
          <table:table-cell office:value-type="float" office:value="5123806087.97296">
            <text:p>5,123,806,087.97</text:p>
          </table:table-cell>
          <table:table-cell table:style-name="ce13" table:formula="of:=[.F25] &lt; [.N25]" office:value-type="boolean" office:boolean-value="true">
            <text:p>TRUE</text:p>
          </table:table-cell>
          <table:table-cell table:style-name="ce13" table:formula="of:=[.F25] = [.N25]" office:value-type="boolean" office:boolean-value="false">
            <text:p>FALSE</text:p>
          </table:table-cell>
          <table:table-cell table:formula="of:= 1 - [.D25] / [.L25]" office:value-type="float" office:value="-0.482420429311621">
            <text:p>-0.48</text:p>
          </table:table-cell>
          <table:table-cell table:formula="of:= 1 - [.E25] / [.M25]" office:value-type="float" office:value="-0.158855148230012">
            <text:p>-0.1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4.89">
            <text:p>554.89</text:p>
          </table:table-cell>
          <table:table-cell office:value-type="float" office:value="47344324.18">
            <text:p>47344324.18</text:p>
          </table:table-cell>
          <table:table-cell office:value-type="float" office:value="1014690718.08663">
            <text:p>1,014,690,718.09</text:p>
          </table:table-cell>
          <table:table-cell table:number-columns-repeated="5"/>
          <table:table-cell office:value-type="float" office:value="377.89">
            <text:p>377.89</text:p>
          </table:table-cell>
          <table:table-cell office:value-type="float" office:value="38803552.38">
            <text:p>38803552.38</text:p>
          </table:table-cell>
          <table:table-cell office:value-type="float" office:value="4336164850.12914">
            <text:p>4,336,164,850.13</text:p>
          </table:table-cell>
          <table:table-cell table:style-name="ce13" table:formula="of:=[.F26] &lt; [.N26]" office:value-type="boolean" office:boolean-value="true">
            <text:p>TRUE</text:p>
          </table:table-cell>
          <table:table-cell table:style-name="ce13" table:formula="of:=[.F26] = [.N26]" office:value-type="boolean" office:boolean-value="false">
            <text:p>FALSE</text:p>
          </table:table-cell>
          <table:table-cell table:formula="of:= 1 - [.D26] / [.L26]" office:value-type="float" office:value="-0.468390272301463">
            <text:p>-0.47</text:p>
          </table:table-cell>
          <table:table-cell table:formula="of:= 1 - [.E26] / [.M26]" office:value-type="float" office:value="-0.220102832760282">
            <text:p>-0.2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0.46">
            <text:p>550.46</text:p>
          </table:table-cell>
          <table:table-cell office:value-type="float" office:value="47334989.74">
            <text:p>47334989.74</text:p>
          </table:table-cell>
          <table:table-cell office:value-type="float" office:value="1014593698.08642">
            <text:p>1,014,593,698.09</text:p>
          </table:table-cell>
          <table:table-cell table:number-columns-repeated="5"/>
          <table:table-cell office:value-type="float" office:value="377.57">
            <text:p>377.57</text:p>
          </table:table-cell>
          <table:table-cell office:value-type="float" office:value="44465569.42">
            <text:p>44465569.42</text:p>
          </table:table-cell>
          <table:table-cell office:value-type="float" office:value="3897378191.04345">
            <text:p>3,897,378,191.04</text:p>
          </table:table-cell>
          <table:table-cell table:style-name="ce13" table:formula="of:=[.F27] &lt; [.N27]" office:value-type="boolean" office:boolean-value="true">
            <text:p>TRUE</text:p>
          </table:table-cell>
          <table:table-cell table:style-name="ce13" table:formula="of:=[.F27] = [.N27]" office:value-type="boolean" office:boolean-value="false">
            <text:p>FALSE</text:p>
          </table:table-cell>
          <table:table-cell table:formula="of:= 1 - [.D27] / [.L27]" office:value-type="float" office:value="-0.457901846015309">
            <text:p>-0.46</text:p>
          </table:table-cell>
          <table:table-cell table:formula="of:= 1 - [.E27] / [.M27]" office:value-type="float" office:value="-0.0645312847092288">
            <text:p>-0.0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5.25">
            <text:p>555.25</text:p>
          </table:table-cell>
          <table:table-cell office:value-type="float" office:value="47856910.52">
            <text:p>47856910.52</text:p>
          </table:table-cell>
          <table:table-cell office:value-type="float" office:value="1014431998.08606">
            <text:p>1,014,431,998.09</text:p>
          </table:table-cell>
          <table:table-cell table:number-columns-repeated="5"/>
          <table:table-cell office:value-type="float" office:value="382.43">
            <text:p>382.43</text:p>
          </table:table-cell>
          <table:table-cell office:value-type="float" office:value="39438455.33">
            <text:p>39438455.33</text:p>
          </table:table-cell>
          <table:table-cell office:value-type="float" office:value="5116201191.31608">
            <text:p>5,116,201,191.32</text:p>
          </table:table-cell>
          <table:table-cell table:style-name="ce13" table:formula="of:=[.F28] &lt; [.N28]" office:value-type="boolean" office:boolean-value="true">
            <text:p>TRUE</text:p>
          </table:table-cell>
          <table:table-cell table:style-name="ce13" table:formula="of:=[.F28] = [.N28]" office:value-type="boolean" office:boolean-value="false">
            <text:p>FALSE</text:p>
          </table:table-cell>
          <table:table-cell table:formula="of:= 1 - [.D28] / [.L28]" office:value-type="float" office:value="-0.451899694061658">
            <text:p>-0.45</text:p>
          </table:table-cell>
          <table:table-cell table:formula="of:= 1 - [.E28] / [.M28]" office:value-type="float" office:value="-0.213458035299782">
            <text:p>-0.2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0.82">
            <text:p>560.82</text:p>
          </table:table-cell>
          <table:table-cell office:value-type="float" office:value="47405255.66">
            <text:p>47405255.66</text:p>
          </table:table-cell>
          <table:table-cell office:value-type="float" office:value="1014565978.08636">
            <text:p>1,014,565,978.09</text:p>
          </table:table-cell>
          <table:table-cell table:number-columns-repeated="5"/>
          <table:table-cell office:value-type="float" office:value="376.05">
            <text:p>376.05</text:p>
          </table:table-cell>
          <table:table-cell office:value-type="float" office:value="38580081.78">
            <text:p>38580081.78</text:p>
          </table:table-cell>
          <table:table-cell office:value-type="float" office:value="3776738911.57575">
            <text:p>3,776,738,911.58</text:p>
          </table:table-cell>
          <table:table-cell table:style-name="ce13" table:formula="of:=[.F29] &lt; [.N29]" office:value-type="boolean" office:boolean-value="true">
            <text:p>TRUE</text:p>
          </table:table-cell>
          <table:table-cell table:style-name="ce13" table:formula="of:=[.F29] = [.N29]" office:value-type="boolean" office:boolean-value="false">
            <text:p>FALSE</text:p>
          </table:table-cell>
          <table:table-cell table:formula="of:= 1 - [.D29] / [.L29]" office:value-type="float" office:value="-0.491344236138811">
            <text:p>-0.49</text:p>
          </table:table-cell>
          <table:table-cell table:formula="of:= 1 - [.E29] / [.M29]" office:value-type="float" office:value="-0.228749486077424">
            <text:p>-0.2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70.22">
            <text:p>570.22</text:p>
          </table:table-cell>
          <table:table-cell office:value-type="float" office:value="48288432.67">
            <text:p>48288432.67</text:p>
          </table:table-cell>
          <table:table-cell office:value-type="float" office:value="1014348838.08588">
            <text:p>1,014,348,838.09</text:p>
          </table:table-cell>
          <table:table-cell table:number-columns-repeated="5"/>
          <table:table-cell office:value-type="float" office:value="376.25">
            <text:p>376.25</text:p>
          </table:table-cell>
          <table:table-cell office:value-type="float" office:value="41960608.64">
            <text:p>41960608.64</text:p>
          </table:table-cell>
          <table:table-cell office:value-type="float" office:value="4605661688.71117">
            <text:p>4,605,661,688.71</text:p>
          </table:table-cell>
          <table:table-cell table:style-name="ce13" table:formula="of:=[.F30] &lt; [.N30]" office:value-type="boolean" office:boolean-value="true">
            <text:p>TRUE</text:p>
          </table:table-cell>
          <table:table-cell table:style-name="ce13" table:formula="of:=[.F30] = [.N30]" office:value-type="boolean" office:boolean-value="false">
            <text:p>FALSE</text:p>
          </table:table-cell>
          <table:table-cell table:formula="of:= 1 - [.D30] / [.L30]" office:value-type="float" office:value="-0.51553488372093">
            <text:p>-0.52</text:p>
          </table:table-cell>
          <table:table-cell table:formula="of:= 1 - [.E30] / [.M30]" office:value-type="float" office:value="-0.150803914316149">
            <text:p>-0.1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1.97">
            <text:p>551.97</text:p>
          </table:table-cell>
          <table:table-cell office:value-type="float" office:value="47326047.08">
            <text:p>47326047.08</text:p>
          </table:table-cell>
          <table:table-cell office:value-type="float" office:value="1014468958.08614">
            <text:p>1,014,468,958.09</text:p>
          </table:table-cell>
          <table:table-cell table:number-columns-repeated="5"/>
          <table:table-cell office:value-type="float" office:value="376.46">
            <text:p>376.46</text:p>
          </table:table-cell>
          <table:table-cell office:value-type="float" office:value="39786049.06">
            <text:p>39786049.06</text:p>
          </table:table-cell>
          <table:table-cell office:value-type="float" office:value="3876512026.29315">
            <text:p>3,876,512,026.29</text:p>
          </table:table-cell>
          <table:table-cell table:style-name="ce13" table:formula="of:=[.F31] &lt; [.N31]" office:value-type="boolean" office:boolean-value="true">
            <text:p>TRUE</text:p>
          </table:table-cell>
          <table:table-cell table:style-name="ce13" table:formula="of:=[.F31] = [.N31]" office:value-type="boolean" office:boolean-value="false">
            <text:p>FALSE</text:p>
          </table:table-cell>
          <table:table-cell table:formula="of:= 1 - [.D31] / [.L31]" office:value-type="float" office:value="-0.466211549699835">
            <text:p>-0.47</text:p>
          </table:table-cell>
          <table:table-cell table:formula="of:= 1 - [.E31] / [.M31]" office:value-type="float" office:value="-0.189513615906651">
            <text:p>-0.1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3.08">
            <text:p>553.08</text:p>
          </table:table-cell>
          <table:table-cell office:value-type="float" office:value="47308230.03">
            <text:p>47308230.03</text:p>
          </table:table-cell>
          <table:table-cell office:value-type="float" office:value="1014233338.08562">
            <text:p>1,014,233,338.09</text:p>
          </table:table-cell>
          <table:table-cell table:number-columns-repeated="5"/>
          <table:table-cell office:value-type="float" office:value="378.36">
            <text:p>378.36</text:p>
          </table:table-cell>
          <table:table-cell office:value-type="float" office:value="43514191.69">
            <text:p>43514191.69</text:p>
          </table:table-cell>
          <table:table-cell office:value-type="float" office:value="4128485827.52429">
            <text:p>4,128,485,827.52</text:p>
          </table:table-cell>
          <table:table-cell table:style-name="ce13" table:formula="of:=[.F32] &lt; [.N32]" office:value-type="boolean" office:boolean-value="true">
            <text:p>TRUE</text:p>
          </table:table-cell>
          <table:table-cell table:style-name="ce13" table:formula="of:=[.F32] = [.N32]" office:value-type="boolean" office:boolean-value="false">
            <text:p>FALSE</text:p>
          </table:table-cell>
          <table:table-cell table:formula="of:= 1 - [.D32] / [.L32]" office:value-type="float" office:value="-0.461782429432287">
            <text:p>-0.46</text:p>
          </table:table-cell>
          <table:table-cell table:formula="of:= 1 - [.E32] / [.M32]" office:value-type="float" office:value="-0.0871908265475585">
            <text:p>-0.0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602.55">
            <text:p>602.55</text:p>
          </table:table-cell>
          <table:table-cell office:value-type="float" office:value="48056074.23">
            <text:p>48056074.23</text:p>
          </table:table-cell>
          <table:table-cell office:value-type="float" office:value="1014547498.08632">
            <text:p>1,014,547,498.09</text:p>
          </table:table-cell>
          <table:table-cell table:number-columns-repeated="5"/>
          <table:table-cell office:value-type="float" office:value="385.55">
            <text:p>385.55</text:p>
          </table:table-cell>
          <table:table-cell office:value-type="float" office:value="72708272.15">
            <text:p>72708272.15</text:p>
          </table:table-cell>
          <table:table-cell office:value-type="float" office:value="4392268131.59764">
            <text:p>4,392,268,131.60</text:p>
          </table:table-cell>
          <table:table-cell table:style-name="ce13" table:formula="of:=[.F33] &lt; [.N33]" office:value-type="boolean" office:boolean-value="true">
            <text:p>TRUE</text:p>
          </table:table-cell>
          <table:table-cell table:style-name="ce13" table:formula="of:=[.F33] = [.N33]" office:value-type="boolean" office:boolean-value="false">
            <text:p>FALSE</text:p>
          </table:table-cell>
          <table:table-cell table:formula="of:= 1 - [.D33] / [.L33]" office:value-type="float" office:value="-0.562832317468551">
            <text:p>-0.56</text:p>
          </table:table-cell>
          <table:table-cell table:formula="of:= 1 - [.E33] / [.M33]" office:value-type="float" office:value="0.339056302550301">
            <text:p>0.3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74.05">
            <text:p>574.05</text:p>
          </table:table-cell>
          <table:table-cell office:value-type="float" office:value="30735578.85">
            <text:p>30735578.85</text:p>
          </table:table-cell>
          <table:table-cell office:value-type="float" office:value="1014487438.08618">
            <text:p>1,014,487,438.09</text:p>
          </table:table-cell>
          <table:table-cell table:number-columns-repeated="5"/>
          <table:table-cell office:value-type="float" office:value="377.46">
            <text:p>377.46</text:p>
          </table:table-cell>
          <table:table-cell office:value-type="float" office:value="39310125.08">
            <text:p>39310125.08</text:p>
          </table:table-cell>
          <table:table-cell office:value-type="float" office:value="4579453616.30101">
            <text:p>4,579,453,616.30</text:p>
          </table:table-cell>
          <table:table-cell table:style-name="ce13" table:formula="of:=[.F34] &lt; [.N34]" office:value-type="boolean" office:boolean-value="true">
            <text:p>TRUE</text:p>
          </table:table-cell>
          <table:table-cell table:style-name="ce13" table:formula="of:=[.F34] = [.N34]" office:value-type="boolean" office:boolean-value="false">
            <text:p>FALSE</text:p>
          </table:table-cell>
          <table:table-cell table:formula="of:= 1 - [.D34] / [.L34]" office:value-type="float" office:value="-0.520823398505802">
            <text:p>-0.52</text:p>
          </table:table-cell>
          <table:table-cell table:formula="of:= 1 - [.E34] / [.M34]" office:value-type="float" office:value="0.218125640977991">
            <text:p>0.2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2.92">
            <text:p>562.92</text:p>
          </table:table-cell>
          <table:table-cell office:value-type="float" office:value="45143802.73">
            <text:p>45143802.73</text:p>
          </table:table-cell>
          <table:table-cell office:value-type="float" office:value="1014547498.08632">
            <text:p>1,014,547,498.09</text:p>
          </table:table-cell>
          <table:table-cell table:number-columns-repeated="5"/>
          <table:table-cell office:value-type="float" office:value="378.24">
            <text:p>378.24</text:p>
          </table:table-cell>
          <table:table-cell office:value-type="float" office:value="43732465.42">
            <text:p>43732465.42</text:p>
          </table:table-cell>
          <table:table-cell office:value-type="float" office:value="4260483630.6332">
            <text:p>4,260,483,630.63</text:p>
          </table:table-cell>
          <table:table-cell table:style-name="ce13" table:formula="of:=[.F35] &lt; [.N35]" office:value-type="boolean" office:boolean-value="true">
            <text:p>TRUE</text:p>
          </table:table-cell>
          <table:table-cell table:style-name="ce13" table:formula="of:=[.F35] = [.N35]" office:value-type="boolean" office:boolean-value="false">
            <text:p>FALSE</text:p>
          </table:table-cell>
          <table:table-cell table:formula="of:= 1 - [.D35] / [.L35]" office:value-type="float" office:value="-0.488261421319797">
            <text:p>-0.49</text:p>
          </table:table-cell>
          <table:table-cell table:formula="of:= 1 - [.E35] / [.M35]" office:value-type="float" office:value="-0.0322720728512724">
            <text:p>-0.0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8.25">
            <text:p>568.25</text:p>
          </table:table-cell>
          <table:table-cell office:value-type="float" office:value="48447148.92">
            <text:p>48447148.92</text:p>
          </table:table-cell>
          <table:table-cell office:value-type="float" office:value="1014478198.08616">
            <text:p>1,014,478,198.09</text:p>
          </table:table-cell>
          <table:table-cell table:number-columns-repeated="5"/>
          <table:table-cell office:value-type="float" office:value="378.81">
            <text:p>378.81</text:p>
          </table:table-cell>
          <table:table-cell office:value-type="float" office:value="40003131.69">
            <text:p>40003131.69</text:p>
          </table:table-cell>
          <table:table-cell office:value-type="float" office:value="4178567626.96343">
            <text:p>4,178,567,626.96</text:p>
          </table:table-cell>
          <table:table-cell table:style-name="ce13" table:formula="of:=[.F36] &lt; [.N36]" office:value-type="boolean" office:boolean-value="true">
            <text:p>TRUE</text:p>
          </table:table-cell>
          <table:table-cell table:style-name="ce13" table:formula="of:=[.F36] = [.N36]" office:value-type="boolean" office:boolean-value="false">
            <text:p>FALSE</text:p>
          </table:table-cell>
          <table:table-cell table:formula="of:= 1 - [.D36] / [.L36]" office:value-type="float" office:value="-0.500092394604155">
            <text:p>-0.5</text:p>
          </table:table-cell>
          <table:table-cell table:formula="of:= 1 - [.E36] / [.M36]" office:value-type="float" office:value="-0.211083904516177">
            <text:p>-0.2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0.1">
            <text:p>550.1</text:p>
          </table:table-cell>
          <table:table-cell office:value-type="float" office:value="47347667.07">
            <text:p>47347667.07</text:p>
          </table:table-cell>
          <table:table-cell office:value-type="float" office:value="1014598318.08643">
            <text:p>1,014,598,318.09</text:p>
          </table:table-cell>
          <table:table-cell table:number-columns-repeated="5"/>
          <table:table-cell office:value-type="float" office:value="384.61">
            <text:p>384.61</text:p>
          </table:table-cell>
          <table:table-cell office:value-type="float" office:value="74082448.11">
            <text:p>74082448.11</text:p>
          </table:table-cell>
          <table:table-cell office:value-type="float" office:value="5428384585.28883">
            <text:p>5,428,384,585.29</text:p>
          </table:table-cell>
          <table:table-cell table:style-name="ce13" table:formula="of:=[.F37] &lt; [.N37]" office:value-type="boolean" office:boolean-value="true">
            <text:p>TRUE</text:p>
          </table:table-cell>
          <table:table-cell table:style-name="ce13" table:formula="of:=[.F37] = [.N37]" office:value-type="boolean" office:boolean-value="false">
            <text:p>FALSE</text:p>
          </table:table-cell>
          <table:table-cell table:formula="of:= 1 - [.D37] / [.L37]" office:value-type="float" office:value="-0.430280023920335">
            <text:p>-0.43</text:p>
          </table:table-cell>
          <table:table-cell table:formula="of:= 1 - [.E37] / [.M37]" office:value-type="float" office:value="0.360878746883517">
            <text:p>0.3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9.17">
            <text:p>569.17</text:p>
          </table:table-cell>
          <table:table-cell office:value-type="float" office:value="48183762.55">
            <text:p>48183762.55</text:p>
          </table:table-cell>
          <table:table-cell office:value-type="float" office:value="1014482818.08617">
            <text:p>1,014,482,818.09</text:p>
          </table:table-cell>
          <table:table-cell table:number-columns-repeated="5"/>
          <table:table-cell office:value-type="float" office:value="380.78">
            <text:p>380.78</text:p>
          </table:table-cell>
          <table:table-cell office:value-type="float" office:value="37942160.54">
            <text:p>37942160.54</text:p>
          </table:table-cell>
          <table:table-cell office:value-type="float" office:value="3835003136.53704">
            <text:p>3,835,003,136.54</text:p>
          </table:table-cell>
          <table:table-cell table:style-name="ce13" table:formula="of:=[.F38] &lt; [.N38]" office:value-type="boolean" office:boolean-value="true">
            <text:p>TRUE</text:p>
          </table:table-cell>
          <table:table-cell table:style-name="ce13" table:formula="of:=[.F38] = [.N38]" office:value-type="boolean" office:boolean-value="false">
            <text:p>FALSE</text:p>
          </table:table-cell>
          <table:table-cell table:formula="of:= 1 - [.D38] / [.L38]" office:value-type="float" office:value="-0.494747623299543">
            <text:p>-0.49</text:p>
          </table:table-cell>
          <table:table-cell table:formula="of:= 1 - [.E38] / [.M38]" office:value-type="float" office:value="-0.26992669537632">
            <text:p>-0.2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1.4">
            <text:p>561.4</text:p>
          </table:table-cell>
          <table:table-cell office:value-type="float" office:value="47324946.04">
            <text:p>47324946.04</text:p>
          </table:table-cell>
          <table:table-cell office:value-type="float" office:value="1014699958.08665">
            <text:p>1,014,699,958.09</text:p>
          </table:table-cell>
          <table:table-cell table:number-columns-repeated="5"/>
          <table:table-cell office:value-type="float" office:value="382.27">
            <text:p>382.27</text:p>
          </table:table-cell>
          <table:table-cell office:value-type="float" office:value="44394638.04">
            <text:p>44394638.04</text:p>
          </table:table-cell>
          <table:table-cell office:value-type="float" office:value="4539851598.90113">
            <text:p>4,539,851,598.90</text:p>
          </table:table-cell>
          <table:table-cell table:style-name="ce13" table:formula="of:=[.F39] &lt; [.N39]" office:value-type="boolean" office:boolean-value="true">
            <text:p>TRUE</text:p>
          </table:table-cell>
          <table:table-cell table:style-name="ce13" table:formula="of:=[.F39] = [.N39]" office:value-type="boolean" office:boolean-value="false">
            <text:p>FALSE</text:p>
          </table:table-cell>
          <table:table-cell table:formula="of:= 1 - [.D39] / [.L39]" office:value-type="float" office:value="-0.468595495330526">
            <text:p>-0.47</text:p>
          </table:table-cell>
          <table:table-cell table:formula="of:= 1 - [.E39] / [.M39]" office:value-type="float" office:value="-0.0660058991214156">
            <text:p>-0.0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73.39">
            <text:p>573.39</text:p>
          </table:table-cell>
          <table:table-cell office:value-type="float" office:value="48491369.3">
            <text:p>48491369.3</text:p>
          </table:table-cell>
          <table:table-cell office:value-type="float" office:value="1014529018.08628">
            <text:p>1,014,529,018.09</text:p>
          </table:table-cell>
          <table:table-cell table:number-columns-repeated="5"/>
          <table:table-cell office:value-type="float" office:value="380.37">
            <text:p>380.37</text:p>
          </table:table-cell>
          <table:table-cell office:value-type="float" office:value="39116546.5">
            <text:p>39116546.5</text:p>
          </table:table-cell>
          <table:table-cell office:value-type="float" office:value="4063359309.39577">
            <text:p>4,063,359,309.40</text:p>
          </table:table-cell>
          <table:table-cell table:style-name="ce13" table:formula="of:=[.F40] &lt; [.N40]" office:value-type="boolean" office:boolean-value="true">
            <text:p>TRUE</text:p>
          </table:table-cell>
          <table:table-cell table:style-name="ce13" table:formula="of:=[.F40] = [.N40]" office:value-type="boolean" office:boolean-value="false">
            <text:p>FALSE</text:p>
          </table:table-cell>
          <table:table-cell table:formula="of:= 1 - [.D40] / [.L40]" office:value-type="float" office:value="-0.507453269185267">
            <text:p>-0.51</text:p>
          </table:table-cell>
          <table:table-cell table:formula="of:= 1 - [.E40] / [.M40]" office:value-type="float" office:value="-0.239663867054317">
            <text:p>-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48.5">
            <text:p>548.5</text:p>
          </table:table-cell>
          <table:table-cell office:value-type="float" office:value="48062811.23">
            <text:p>48062811.23</text:p>
          </table:table-cell>
          <table:table-cell office:value-type="float" office:value="1014709198.08668">
            <text:p>1,014,709,198.09</text:p>
          </table:table-cell>
          <table:table-cell table:number-columns-repeated="5"/>
          <table:table-cell office:value-type="float" office:value="376.52">
            <text:p>376.52</text:p>
          </table:table-cell>
          <table:table-cell office:value-type="float" office:value="63775585.14">
            <text:p>63775585.14</text:p>
          </table:table-cell>
          <table:table-cell office:value-type="float" office:value="3576771885.50001">
            <text:p>3,576,771,885.50</text:p>
          </table:table-cell>
          <table:table-cell table:style-name="ce13" table:formula="of:=[.F41] &lt; [.N41]" office:value-type="boolean" office:boolean-value="true">
            <text:p>TRUE</text:p>
          </table:table-cell>
          <table:table-cell table:style-name="ce13" table:formula="of:=[.F41] = [.N41]" office:value-type="boolean" office:boolean-value="false">
            <text:p>FALSE</text:p>
          </table:table-cell>
          <table:table-cell table:formula="of:= 1 - [.D41] / [.L41]" office:value-type="float" office:value="-0.456761924997344">
            <text:p>-0.46</text:p>
          </table:table-cell>
          <table:table-cell table:formula="of:= 1 - [.E41] / [.M41]" office:value-type="float" office:value="0.246376005418176">
            <text:p>0.2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5.93">
            <text:p>565.93</text:p>
          </table:table-cell>
          <table:table-cell office:value-type="float" office:value="47279206.18">
            <text:p>47279206.18</text:p>
          </table:table-cell>
          <table:table-cell office:value-type="float" office:value="1014847798.08698">
            <text:p>1,014,847,798.09</text:p>
          </table:table-cell>
          <table:table-cell table:number-columns-repeated="5"/>
          <table:table-cell office:value-type="float" office:value="372.87">
            <text:p>372.87</text:p>
          </table:table-cell>
          <table:table-cell office:value-type="float" office:value="44138324.67">
            <text:p>44138324.67</text:p>
          </table:table-cell>
          <table:table-cell office:value-type="float" office:value="5750081833.52269">
            <text:p>5,750,081,833.52</text:p>
          </table:table-cell>
          <table:table-cell table:style-name="ce13" table:formula="of:=[.F42] &lt; [.N42]" office:value-type="boolean" office:boolean-value="true">
            <text:p>TRUE</text:p>
          </table:table-cell>
          <table:table-cell table:style-name="ce13" table:formula="of:=[.F42] = [.N42]" office:value-type="boolean" office:boolean-value="false">
            <text:p>FALSE</text:p>
          </table:table-cell>
          <table:table-cell table:formula="of:= 1 - [.D42] / [.L42]" office:value-type="float" office:value="-0.517767586558318">
            <text:p>-0.52</text:p>
          </table:table-cell>
          <table:table-cell table:formula="of:= 1 - [.E42] / [.M42]" office:value-type="float" office:value="-0.0711599620847141">
            <text:p>-0.0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7.52">
            <text:p>567.52</text:p>
          </table:table-cell>
          <table:table-cell office:value-type="float" office:value="48899728.85">
            <text:p>48899728.85</text:p>
          </table:table-cell>
          <table:table-cell office:value-type="float" office:value="1014478198.08616">
            <text:p>1,014,478,198.09</text:p>
          </table:table-cell>
          <table:table-cell table:number-columns-repeated="5"/>
          <table:table-cell office:value-type="float" office:value="378.59">
            <text:p>378.59</text:p>
          </table:table-cell>
          <table:table-cell office:value-type="float" office:value="44584830.57">
            <text:p>44584830.57</text:p>
          </table:table-cell>
          <table:table-cell office:value-type="float" office:value="4481689231.12407">
            <text:p>4,481,689,231.12</text:p>
          </table:table-cell>
          <table:table-cell table:style-name="ce13" table:formula="of:=[.F43] &lt; [.N43]" office:value-type="boolean" office:boolean-value="true">
            <text:p>TRUE</text:p>
          </table:table-cell>
          <table:table-cell table:style-name="ce13" table:formula="of:=[.F43] = [.N43]" office:value-type="boolean" office:boolean-value="false">
            <text:p>FALSE</text:p>
          </table:table-cell>
          <table:table-cell table:formula="of:= 1 - [.D43] / [.L43]" office:value-type="float" office:value="-0.499035896352255">
            <text:p>-0.5</text:p>
          </table:table-cell>
          <table:table-cell table:formula="of:= 1 - [.E43] / [.M43]" office:value-type="float" office:value="-0.0967795150241837">
            <text:p>-0.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8.57">
            <text:p>558.57</text:p>
          </table:table-cell>
          <table:table-cell office:value-type="float" office:value="30079638.86">
            <text:p>30079638.86</text:p>
          </table:table-cell>
          <table:table-cell office:value-type="float" office:value="1014445858.08609">
            <text:p>1,014,445,858.09</text:p>
          </table:table-cell>
          <table:table-cell table:number-columns-repeated="5"/>
          <table:table-cell office:value-type="float" office:value="375.72">
            <text:p>375.72</text:p>
          </table:table-cell>
          <table:table-cell office:value-type="float" office:value="63987339.27">
            <text:p>63987339.27</text:p>
          </table:table-cell>
          <table:table-cell office:value-type="float" office:value="4040928992.162">
            <text:p>4,040,928,992.16</text:p>
          </table:table-cell>
          <table:table-cell table:style-name="ce13" table:formula="of:=[.F44] &lt; [.N44]" office:value-type="boolean" office:boolean-value="true">
            <text:p>TRUE</text:p>
          </table:table-cell>
          <table:table-cell table:style-name="ce13" table:formula="of:=[.F44] = [.N44]" office:value-type="boolean" office:boolean-value="false">
            <text:p>FALSE</text:p>
          </table:table-cell>
          <table:table-cell table:formula="of:= 1 - [.D44] / [.L44]" office:value-type="float" office:value="-0.486665602044075">
            <text:p>-0.49</text:p>
          </table:table-cell>
          <table:table-cell table:formula="of:= 1 - [.E44] / [.M44]" office:value-type="float" office:value="0.529912648296307">
            <text:p>0.5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5.89">
            <text:p>565.89</text:p>
          </table:table-cell>
          <table:table-cell office:value-type="float" office:value="48145415.72">
            <text:p>48145415.72</text:p>
          </table:table-cell>
          <table:table-cell office:value-type="float" office:value="1014681478.08661">
            <text:p>1,014,681,478.09</text:p>
          </table:table-cell>
          <table:table-cell table:number-columns-repeated="5"/>
          <table:table-cell office:value-type="float" office:value="374.74">
            <text:p>374.74</text:p>
          </table:table-cell>
          <table:table-cell office:value-type="float" office:value="39713743.87">
            <text:p>39713743.87</text:p>
          </table:table-cell>
          <table:table-cell office:value-type="float" office:value="3881535993.8243">
            <text:p>3,881,535,993.82</text:p>
          </table:table-cell>
          <table:table-cell table:style-name="ce13" table:formula="of:=[.F45] &lt; [.N45]" office:value-type="boolean" office:boolean-value="true">
            <text:p>TRUE</text:p>
          </table:table-cell>
          <table:table-cell table:style-name="ce13" table:formula="of:=[.F45] = [.N45]" office:value-type="boolean" office:boolean-value="false">
            <text:p>FALSE</text:p>
          </table:table-cell>
          <table:table-cell table:formula="of:= 1 - [.D45] / [.L45]" office:value-type="float" office:value="-0.51008699364893">
            <text:p>-0.51</text:p>
          </table:table-cell>
          <table:table-cell table:formula="of:= 1 - [.E45] / [.M45]" office:value-type="float" office:value="-0.212311180673382">
            <text:p>-0.2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8.18">
            <text:p>558.18</text:p>
          </table:table-cell>
          <table:table-cell office:value-type="float" office:value="47421110.53">
            <text:p>47421110.53</text:p>
          </table:table-cell>
          <table:table-cell office:value-type="float" office:value="1014621418.08648">
            <text:p>1,014,621,418.09</text:p>
          </table:table-cell>
          <table:table-cell table:number-columns-repeated="5"/>
          <table:table-cell office:value-type="float" office:value="378.28">
            <text:p>378.28</text:p>
          </table:table-cell>
          <table:table-cell office:value-type="float" office:value="43814934.25">
            <text:p>43814934.25</text:p>
          </table:table-cell>
          <table:table-cell office:value-type="float" office:value="4508896599.50444">
            <text:p>4,508,896,599.50</text:p>
          </table:table-cell>
          <table:table-cell table:style-name="ce13" table:formula="of:=[.F46] &lt; [.N46]" office:value-type="boolean" office:boolean-value="true">
            <text:p>TRUE</text:p>
          </table:table-cell>
          <table:table-cell table:style-name="ce13" table:formula="of:=[.F46] = [.N46]" office:value-type="boolean" office:boolean-value="false">
            <text:p>FALSE</text:p>
          </table:table-cell>
          <table:table-cell table:formula="of:= 1 - [.D46] / [.L46]" office:value-type="float" office:value="-0.475573649148779">
            <text:p>-0.48</text:p>
          </table:table-cell>
          <table:table-cell table:formula="of:= 1 - [.E46] / [.M46]" office:value-type="float" office:value="-0.082304728780918">
            <text:p>-0.0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20.47">
            <text:p>520.47</text:p>
          </table:table-cell>
          <table:table-cell office:value-type="float" office:value="47307043.69">
            <text:p>47307043.69</text:p>
          </table:table-cell>
          <table:table-cell office:value-type="float" office:value="1014487438.08618">
            <text:p>1,014,487,438.09</text:p>
          </table:table-cell>
          <table:table-cell table:number-columns-repeated="5"/>
          <table:table-cell office:value-type="float" office:value="379.54">
            <text:p>379.54</text:p>
          </table:table-cell>
          <table:table-cell office:value-type="float" office:value="39433858.89">
            <text:p>39433858.89</text:p>
          </table:table-cell>
          <table:table-cell office:value-type="float" office:value="4653115924.65647">
            <text:p>4,653,115,924.66</text:p>
          </table:table-cell>
          <table:table-cell table:style-name="ce13" table:formula="of:=[.F47] &lt; [.N47]" office:value-type="boolean" office:boolean-value="true">
            <text:p>TRUE</text:p>
          </table:table-cell>
          <table:table-cell table:style-name="ce13" table:formula="of:=[.F47] = [.N47]" office:value-type="boolean" office:boolean-value="false">
            <text:p>FALSE</text:p>
          </table:table-cell>
          <table:table-cell table:formula="of:= 1 - [.D47] / [.L47]" office:value-type="float" office:value="-0.37131791115561">
            <text:p>-0.37</text:p>
          </table:table-cell>
          <table:table-cell table:formula="of:= 1 - [.E47] / [.M47]" office:value-type="float" office:value="-0.199655448936968">
            <text:p>-0.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8.12">
            <text:p>558.12</text:p>
          </table:table-cell>
          <table:table-cell office:value-type="float" office:value="47842301.64">
            <text:p>47842301.64</text:p>
          </table:table-cell>
          <table:table-cell office:value-type="float" office:value="1014367318.08592">
            <text:p>1,014,367,318.09</text:p>
          </table:table-cell>
          <table:table-cell table:number-columns-repeated="5"/>
          <table:table-cell office:value-type="float" office:value="377.86">
            <text:p>377.86</text:p>
          </table:table-cell>
          <table:table-cell office:value-type="float" office:value="43711271.44">
            <text:p>43711271.44</text:p>
          </table:table-cell>
          <table:table-cell office:value-type="float" office:value="3691425803.06644">
            <text:p>3,691,425,803.07</text:p>
          </table:table-cell>
          <table:table-cell table:style-name="ce13" table:formula="of:=[.F48] &lt; [.N48]" office:value-type="boolean" office:boolean-value="true">
            <text:p>TRUE</text:p>
          </table:table-cell>
          <table:table-cell table:style-name="ce13" table:formula="of:=[.F48] = [.N48]" office:value-type="boolean" office:boolean-value="false">
            <text:p>FALSE</text:p>
          </table:table-cell>
          <table:table-cell table:formula="of:= 1 - [.D48] / [.L48]" office:value-type="float" office:value="-0.47705499391309">
            <text:p>-0.48</text:p>
          </table:table-cell>
          <table:table-cell table:formula="of:= 1 - [.E48] / [.M48]" office:value-type="float" office:value="-0.0945072074984237">
            <text:p>-0.0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73.76">
            <text:p>573.76</text:p>
          </table:table-cell>
          <table:table-cell office:value-type="float" office:value="47219293.59">
            <text:p>47219293.59</text:p>
          </table:table-cell>
          <table:table-cell office:value-type="float" office:value="1014672238.08659">
            <text:p>1,014,672,238.09</text:p>
          </table:table-cell>
          <table:table-cell table:number-columns-repeated="5"/>
          <table:table-cell office:value-type="float" office:value="376.7">
            <text:p>376.7</text:p>
          </table:table-cell>
          <table:table-cell office:value-type="float" office:value="74202667.88">
            <text:p>74202667.88</text:p>
          </table:table-cell>
          <table:table-cell office:value-type="float" office:value="4361355494.34504">
            <text:p>4,361,355,494.35</text:p>
          </table:table-cell>
          <table:table-cell table:style-name="ce13" table:formula="of:=[.F49] &lt; [.N49]" office:value-type="boolean" office:boolean-value="true">
            <text:p>TRUE</text:p>
          </table:table-cell>
          <table:table-cell table:style-name="ce13" table:formula="of:=[.F49] = [.N49]" office:value-type="boolean" office:boolean-value="false">
            <text:p>FALSE</text:p>
          </table:table-cell>
          <table:table-cell table:formula="of:= 1 - [.D49] / [.L49]" office:value-type="float" office:value="-0.523121847624104">
            <text:p>-0.52</text:p>
          </table:table-cell>
          <table:table-cell table:formula="of:= 1 - [.E49] / [.M49]" office:value-type="float" office:value="0.36364426052224">
            <text:p>0.3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4.2">
            <text:p>564.2</text:p>
          </table:table-cell>
          <table:table-cell office:value-type="float" office:value="48336338.15">
            <text:p>48336338.15</text:p>
          </table:table-cell>
          <table:table-cell office:value-type="float" office:value="1014593698.08642">
            <text:p>1,014,593,698.09</text:p>
          </table:table-cell>
          <table:table-cell table:number-columns-repeated="5"/>
          <table:table-cell office:value-type="float" office:value="380.36">
            <text:p>380.36</text:p>
          </table:table-cell>
          <table:table-cell office:value-type="float" office:value="39858973.08">
            <text:p>39858973.08</text:p>
          </table:table-cell>
          <table:table-cell office:value-type="float" office:value="4834920325.85991">
            <text:p>4,834,920,325.86</text:p>
          </table:table-cell>
          <table:table-cell table:style-name="ce13" table:formula="of:=[.F50] &lt; [.N50]" office:value-type="boolean" office:boolean-value="true">
            <text:p>TRUE</text:p>
          </table:table-cell>
          <table:table-cell table:style-name="ce13" table:formula="of:=[.F50] = [.N50]" office:value-type="boolean" office:boolean-value="false">
            <text:p>FALSE</text:p>
          </table:table-cell>
          <table:table-cell table:formula="of:= 1 - [.D50] / [.L50]" office:value-type="float" office:value="-0.483331580607845">
            <text:p>-0.48</text:p>
          </table:table-cell>
          <table:table-cell table:formula="of:= 1 - [.E50] / [.M50]" office:value-type="float" office:value="-0.212683980919059">
            <text:p>-0.2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40.6">
            <text:p>540.6</text:p>
          </table:table-cell>
          <table:table-cell office:value-type="float" office:value="55192288.16">
            <text:p>55192288.16</text:p>
          </table:table-cell>
          <table:table-cell office:value-type="float" office:value="1014806218.08689">
            <text:p>1,014,806,218.09</text:p>
          </table:table-cell>
          <table:table-cell table:number-columns-repeated="5"/>
          <table:table-cell office:value-type="float" office:value="379.49">
            <text:p>379.49</text:p>
          </table:table-cell>
          <table:table-cell office:value-type="float" office:value="39198249.68">
            <text:p>39198249.68</text:p>
          </table:table-cell>
          <table:table-cell office:value-type="float" office:value="4793518724.29603">
            <text:p>4,793,518,724.30</text:p>
          </table:table-cell>
          <table:table-cell table:style-name="ce13" table:formula="of:=[.F51] &lt; [.N51]" office:value-type="boolean" office:boolean-value="true">
            <text:p>TRUE</text:p>
          </table:table-cell>
          <table:table-cell table:style-name="ce13" table:formula="of:=[.F51] = [.N51]" office:value-type="boolean" office:boolean-value="false">
            <text:p>FALSE</text:p>
          </table:table-cell>
          <table:table-cell table:formula="of:= 1 - [.D51] / [.L51]" office:value-type="float" office:value="-0.424543466230994">
            <text:p>-0.42</text:p>
          </table:table-cell>
          <table:table-cell table:formula="of:= 1 - [.E51] / [.M51]" office:value-type="float" office:value="-0.40802940464356">
            <text:p>-0.4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8.52">
            <text:p>568.52</text:p>
          </table:table-cell>
          <table:table-cell office:value-type="float" office:value="47265627.01">
            <text:p>47265627.01</text:p>
          </table:table-cell>
          <table:table-cell office:value-type="float" office:value="1014575218.08638">
            <text:p>1,014,575,218.09</text:p>
          </table:table-cell>
          <table:table-cell table:number-columns-repeated="5"/>
          <table:table-cell office:value-type="float" office:value="378.71">
            <text:p>378.71</text:p>
          </table:table-cell>
          <table:table-cell office:value-type="float" office:value="43378542.81">
            <text:p>43378542.81</text:p>
          </table:table-cell>
          <table:table-cell office:value-type="float" office:value="3834106856.53505">
            <text:p>3,834,106,856.54</text:p>
          </table:table-cell>
          <table:table-cell table:style-name="ce13" table:formula="of:=[.F52] &lt; [.N52]" office:value-type="boolean" office:boolean-value="true">
            <text:p>TRUE</text:p>
          </table:table-cell>
          <table:table-cell table:style-name="ce13" table:formula="of:=[.F52] = [.N52]" office:value-type="boolean" office:boolean-value="false">
            <text:p>FALSE</text:p>
          </table:table-cell>
          <table:table-cell table:formula="of:= 1 - [.D52] / [.L52]" office:value-type="float" office:value="-0.501201447017507">
            <text:p>-0.5</text:p>
          </table:table-cell>
          <table:table-cell table:formula="of:= 1 - [.E52] / [.M52]" office:value-type="float" office:value="-0.0896084549687526">
            <text:p>-0.0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3.93">
            <text:p>563.93</text:p>
          </table:table-cell>
          <table:table-cell office:value-type="float" office:value="30210651.42">
            <text:p>30210651.42</text:p>
          </table:table-cell>
          <table:table-cell office:value-type="float" office:value="1014556738.08634">
            <text:p>1,014,556,738.09</text:p>
          </table:table-cell>
          <table:table-cell table:number-columns-repeated="5"/>
          <table:table-cell office:value-type="float" office:value="376.85">
            <text:p>376.85</text:p>
          </table:table-cell>
          <table:table-cell office:value-type="float" office:value="41904280.28">
            <text:p>41904280.28</text:p>
          </table:table-cell>
          <table:table-cell office:value-type="float" office:value="4691225682.05304">
            <text:p>4,691,225,682.05</text:p>
          </table:table-cell>
          <table:table-cell table:style-name="ce13" table:formula="of:=[.F53] &lt; [.N53]" office:value-type="boolean" office:boolean-value="true">
            <text:p>TRUE</text:p>
          </table:table-cell>
          <table:table-cell table:style-name="ce13" table:formula="of:=[.F53] = [.N53]" office:value-type="boolean" office:boolean-value="false">
            <text:p>FALSE</text:p>
          </table:table-cell>
          <table:table-cell table:formula="of:= 1 - [.D53] / [.L53]" office:value-type="float" office:value="-0.496430940692583">
            <text:p>-0.5</text:p>
          </table:table-cell>
          <table:table-cell table:formula="of:= 1 - [.E53] / [.M53]" office:value-type="float" office:value="0.279055714162477">
            <text:p>0.2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601.4">
            <text:p>601.4</text:p>
          </table:table-cell>
          <table:table-cell office:value-type="float" office:value="48032391.94">
            <text:p>48032391.94</text:p>
          </table:table-cell>
          <table:table-cell office:value-type="float" office:value="1014468958.08614">
            <text:p>1,014,468,958.09</text:p>
          </table:table-cell>
          <table:table-cell table:number-columns-repeated="5"/>
          <table:table-cell office:value-type="float" office:value="381.37">
            <text:p>381.37</text:p>
          </table:table-cell>
          <table:table-cell office:value-type="float" office:value="44161875.67">
            <text:p>44161875.67</text:p>
          </table:table-cell>
          <table:table-cell office:value-type="float" office:value="2956174148.82688">
            <text:p>2,956,174,148.83</text:p>
          </table:table-cell>
          <table:table-cell table:style-name="ce13" table:formula="of:=[.F54] &lt; [.N54]" office:value-type="boolean" office:boolean-value="true">
            <text:p>TRUE</text:p>
          </table:table-cell>
          <table:table-cell table:style-name="ce13" table:formula="of:=[.F54] = [.N54]" office:value-type="boolean" office:boolean-value="false">
            <text:p>FALSE</text:p>
          </table:table-cell>
          <table:table-cell table:formula="of:= 1 - [.D54] / [.L54]" office:value-type="float" office:value="-0.576946272648609">
            <text:p>-0.58</text:p>
          </table:table-cell>
          <table:table-cell table:formula="of:= 1 - [.E54] / [.M54]" office:value-type="float" office:value="-0.0876438378415461">
            <text:p>-0.0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9.24">
            <text:p>569.24</text:p>
          </table:table-cell>
          <table:table-cell office:value-type="float" office:value="47871251.08">
            <text:p>47871251.08</text:p>
          </table:table-cell>
          <table:table-cell office:value-type="float" office:value="1014565978.08636">
            <text:p>1,014,565,978.09</text:p>
          </table:table-cell>
          <table:table-cell table:number-columns-repeated="5"/>
          <table:table-cell office:value-type="float" office:value="378.83">
            <text:p>378.83</text:p>
          </table:table-cell>
          <table:table-cell office:value-type="float" office:value="42821107.01">
            <text:p>42821107.01</text:p>
          </table:table-cell>
          <table:table-cell office:value-type="float" office:value="5738265872.15247">
            <text:p>5,738,265,872.15</text:p>
          </table:table-cell>
          <table:table-cell table:style-name="ce13" table:formula="of:=[.F55] &lt; [.N55]" office:value-type="boolean" office:boolean-value="true">
            <text:p>TRUE</text:p>
          </table:table-cell>
          <table:table-cell table:style-name="ce13" table:formula="of:=[.F55] = [.N55]" office:value-type="boolean" office:boolean-value="false">
            <text:p>FALSE</text:p>
          </table:table-cell>
          <table:table-cell table:formula="of:= 1 - [.D55] / [.L55]" office:value-type="float" office:value="-0.502626507932318">
            <text:p>-0.5</text:p>
          </table:table-cell>
          <table:table-cell table:formula="of:= 1 - [.E55] / [.M55]" office:value-type="float" office:value="-0.117935859734328">
            <text:p>-0.1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3.58">
            <text:p>553.58</text:p>
          </table:table-cell>
          <table:table-cell office:value-type="float" office:value="48720581.01">
            <text:p>48720581.01</text:p>
          </table:table-cell>
          <table:table-cell office:value-type="float" office:value="1014598318.08643">
            <text:p>1,014,598,318.09</text:p>
          </table:table-cell>
          <table:table-cell table:number-columns-repeated="5"/>
          <table:table-cell office:value-type="float" office:value="381.25">
            <text:p>381.25</text:p>
          </table:table-cell>
          <table:table-cell office:value-type="float" office:value="39317363.53">
            <text:p>39317363.53</text:p>
          </table:table-cell>
          <table:table-cell office:value-type="float" office:value="4047194334.8639">
            <text:p>4,047,194,334.86</text:p>
          </table:table-cell>
          <table:table-cell table:style-name="ce13" table:formula="of:=[.F56] &lt; [.N56]" office:value-type="boolean" office:boolean-value="true">
            <text:p>TRUE</text:p>
          </table:table-cell>
          <table:table-cell table:style-name="ce13" table:formula="of:=[.F56] = [.N56]" office:value-type="boolean" office:boolean-value="false">
            <text:p>FALSE</text:p>
          </table:table-cell>
          <table:table-cell table:formula="of:= 1 - [.D56] / [.L56]" office:value-type="float" office:value="-0.452013114754098">
            <text:p>-0.45</text:p>
          </table:table-cell>
          <table:table-cell table:formula="of:= 1 - [.E56] / [.M56]" office:value-type="float" office:value="-0.239161953797465">
            <text:p>-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1.47">
            <text:p>561.47</text:p>
          </table:table-cell>
          <table:table-cell office:value-type="float" office:value="47303866.32">
            <text:p>47303866.32</text:p>
          </table:table-cell>
          <table:table-cell office:value-type="float" office:value="1014709198.08668">
            <text:p>1,014,709,198.09</text:p>
          </table:table-cell>
          <table:table-cell table:number-columns-repeated="5"/>
          <table:table-cell office:value-type="float" office:value="378.86">
            <text:p>378.86</text:p>
          </table:table-cell>
          <table:table-cell office:value-type="float" office:value="44144080.85">
            <text:p>44144080.85</text:p>
          </table:table-cell>
          <table:table-cell office:value-type="float" office:value="4620068253.57514">
            <text:p>4,620,068,253.58</text:p>
          </table:table-cell>
          <table:table-cell table:style-name="ce13" table:formula="of:=[.F57] &lt; [.N57]" office:value-type="boolean" office:boolean-value="true">
            <text:p>TRUE</text:p>
          </table:table-cell>
          <table:table-cell table:style-name="ce13" table:formula="of:=[.F57] = [.N57]" office:value-type="boolean" office:boolean-value="false">
            <text:p>FALSE</text:p>
          </table:table-cell>
          <table:table-cell table:formula="of:= 1 - [.D57] / [.L57]" office:value-type="float" office:value="-0.481998627461331">
            <text:p>-0.48</text:p>
          </table:table-cell>
          <table:table-cell table:formula="of:= 1 - [.E57] / [.M57]" office:value-type="float" office:value="-0.0715789163384517">
            <text:p>-0.0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1.38">
            <text:p>561.38</text:p>
          </table:table-cell>
          <table:table-cell office:value-type="float" office:value="48056268.06">
            <text:p>48056268.06</text:p>
          </table:table-cell>
          <table:table-cell office:value-type="float" office:value="1014750778.08677">
            <text:p>1,014,750,778.09</text:p>
          </table:table-cell>
          <table:table-cell table:number-columns-repeated="5"/>
          <table:table-cell office:value-type="float" office:value="380.34">
            <text:p>380.34</text:p>
          </table:table-cell>
          <table:table-cell office:value-type="float" office:value="38972037.86">
            <text:p>38972037.86</text:p>
          </table:table-cell>
          <table:table-cell office:value-type="float" office:value="3640503569.12944">
            <text:p>3,640,503,569.13</text:p>
          </table:table-cell>
          <table:table-cell table:style-name="ce13" table:formula="of:=[.F58] &lt; [.N58]" office:value-type="boolean" office:boolean-value="true">
            <text:p>TRUE</text:p>
          </table:table-cell>
          <table:table-cell table:style-name="ce13" table:formula="of:=[.F58] = [.N58]" office:value-type="boolean" office:boolean-value="false">
            <text:p>FALSE</text:p>
          </table:table-cell>
          <table:table-cell table:formula="of:= 1 - [.D58] / [.L58]" office:value-type="float" office:value="-0.475995162223274">
            <text:p>-0.48</text:p>
          </table:table-cell>
          <table:table-cell table:formula="of:= 1 - [.E58] / [.M58]" office:value-type="float" office:value="-0.233096104253862">
            <text:p>-0.2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0.33">
            <text:p>560.33</text:p>
          </table:table-cell>
          <table:table-cell office:value-type="float" office:value="30534110">
            <text:p>30534110</text:p>
          </table:table-cell>
          <table:table-cell office:value-type="float" office:value="1014695338.08664">
            <text:p>1,014,695,338.09</text:p>
          </table:table-cell>
          <table:table-cell table:number-columns-repeated="5"/>
          <table:table-cell office:value-type="float" office:value="377.53">
            <text:p>377.53</text:p>
          </table:table-cell>
          <table:table-cell office:value-type="float" office:value="63732831.78">
            <text:p>63732831.78</text:p>
          </table:table-cell>
          <table:table-cell office:value-type="float" office:value="3715851149.29664">
            <text:p>3,715,851,149.30</text:p>
          </table:table-cell>
          <table:table-cell table:style-name="ce13" table:formula="of:=[.F59] &lt; [.N59]" office:value-type="boolean" office:boolean-value="true">
            <text:p>TRUE</text:p>
          </table:table-cell>
          <table:table-cell table:style-name="ce13" table:formula="of:=[.F59] = [.N59]" office:value-type="boolean" office:boolean-value="false">
            <text:p>FALSE</text:p>
          </table:table-cell>
          <table:table-cell table:formula="of:= 1 - [.D59] / [.L59]" office:value-type="float" office:value="-0.484199931131301">
            <text:p>-0.48</text:p>
          </table:table-cell>
          <table:table-cell table:formula="of:= 1 - [.E59] / [.M59]" office:value-type="float" office:value="0.520904545628837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7.73">
            <text:p>567.73</text:p>
          </table:table-cell>
          <table:table-cell office:value-type="float" office:value="63500049.4">
            <text:p>63500049.4</text:p>
          </table:table-cell>
          <table:table-cell office:value-type="float" office:value="1014773878.08682">
            <text:p>1,014,773,878.09</text:p>
          </table:table-cell>
          <table:table-cell table:number-columns-repeated="5"/>
          <table:table-cell office:value-type="float" office:value="391.74">
            <text:p>391.74</text:p>
          </table:table-cell>
          <table:table-cell office:value-type="float" office:value="44318983.38">
            <text:p>44318983.38</text:p>
          </table:table-cell>
          <table:table-cell office:value-type="float" office:value="4535177158.21876">
            <text:p>4,535,177,158.22</text:p>
          </table:table-cell>
          <table:table-cell table:style-name="ce13" table:formula="of:=[.F60] &lt; [.N60]" office:value-type="boolean" office:boolean-value="true">
            <text:p>TRUE</text:p>
          </table:table-cell>
          <table:table-cell table:style-name="ce13" table:formula="of:=[.F60] = [.N60]" office:value-type="boolean" office:boolean-value="false">
            <text:p>FALSE</text:p>
          </table:table-cell>
          <table:table-cell table:formula="of:= 1 - [.D60] / [.L60]" office:value-type="float" office:value="-0.449252054934395">
            <text:p>-0.45</text:p>
          </table:table-cell>
          <table:table-cell table:formula="of:= 1 - [.E60] / [.M60]" office:value-type="float" office:value="-0.432795713194448">
            <text:p>-0.4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0.91">
            <text:p>550.91</text:p>
          </table:table-cell>
          <table:table-cell office:value-type="float" office:value="46711287.93">
            <text:p>46711287.93</text:p>
          </table:table-cell>
          <table:table-cell office:value-type="float" office:value="1014713818.08669">
            <text:p>1,014,713,818.09</text:p>
          </table:table-cell>
          <table:table-cell table:number-columns-repeated="5"/>
          <table:table-cell office:value-type="float" office:value="373.84">
            <text:p>373.84</text:p>
          </table:table-cell>
          <table:table-cell office:value-type="float" office:value="44288431.71">
            <text:p>44288431.71</text:p>
          </table:table-cell>
          <table:table-cell office:value-type="float" office:value="4333166470.12249">
            <text:p>4,333,166,470.12</text:p>
          </table:table-cell>
          <table:table-cell table:style-name="ce13" table:formula="of:=[.F61] &lt; [.N61]" office:value-type="boolean" office:boolean-value="true">
            <text:p>TRUE</text:p>
          </table:table-cell>
          <table:table-cell table:style-name="ce13" table:formula="of:=[.F61] = [.N61]" office:value-type="boolean" office:boolean-value="false">
            <text:p>FALSE</text:p>
          </table:table-cell>
          <table:table-cell table:formula="of:= 1 - [.D61] / [.L61]" office:value-type="float" office:value="-0.473651829659747">
            <text:p>-0.47</text:p>
          </table:table-cell>
          <table:table-cell table:formula="of:= 1 - [.E61] / [.M61]" office:value-type="float" office:value="-0.0547062997367986">
            <text:p>-0.0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7.5">
            <text:p>557.5</text:p>
          </table:table-cell>
          <table:table-cell office:value-type="float" office:value="47272759.44">
            <text:p>47272759.44</text:p>
          </table:table-cell>
          <table:table-cell office:value-type="float" office:value="1014824698.08693">
            <text:p>1,014,824,698.09</text:p>
          </table:table-cell>
          <table:table-cell table:number-columns-repeated="5"/>
          <table:table-cell office:value-type="float" office:value="377.49">
            <text:p>377.49</text:p>
          </table:table-cell>
          <table:table-cell office:value-type="float" office:value="40526904.82">
            <text:p>40526904.82</text:p>
          </table:table-cell>
          <table:table-cell office:value-type="float" office:value="4495283052.62623">
            <text:p>4,495,283,052.63</text:p>
          </table:table-cell>
          <table:table-cell table:style-name="ce13" table:formula="of:=[.F62] &lt; [.N62]" office:value-type="boolean" office:boolean-value="true">
            <text:p>TRUE</text:p>
          </table:table-cell>
          <table:table-cell table:style-name="ce13" table:formula="of:=[.F62] = [.N62]" office:value-type="boolean" office:boolean-value="false">
            <text:p>FALSE</text:p>
          </table:table-cell>
          <table:table-cell table:formula="of:= 1 - [.D62] / [.L62]" office:value-type="float" office:value="-0.476860314180508">
            <text:p>-0.48</text:p>
          </table:table-cell>
          <table:table-cell table:formula="of:= 1 - [.E62] / [.M62]" office:value-type="float" office:value="-0.166453733636005">
            <text:p>-0.1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5.23">
            <text:p>555.23</text:p>
          </table:table-cell>
          <table:table-cell office:value-type="float" office:value="30997387.04">
            <text:p>30997387.04</text:p>
          </table:table-cell>
          <table:table-cell office:value-type="float" office:value="1014616798.08647">
            <text:p>1,014,616,798.09</text:p>
          </table:table-cell>
          <table:table-cell table:number-columns-repeated="5"/>
          <table:table-cell office:value-type="float" office:value="377.51">
            <text:p>377.51</text:p>
          </table:table-cell>
          <table:table-cell office:value-type="float" office:value="43770371.12">
            <text:p>43770371.12</text:p>
          </table:table-cell>
          <table:table-cell office:value-type="float" office:value="3492823458.46573">
            <text:p>3,492,823,458.47</text:p>
          </table:table-cell>
          <table:table-cell table:style-name="ce13" table:formula="of:=[.F63] &lt; [.N63]" office:value-type="boolean" office:boolean-value="true">
            <text:p>TRUE</text:p>
          </table:table-cell>
          <table:table-cell table:style-name="ce13" table:formula="of:=[.F63] = [.N63]" office:value-type="boolean" office:boolean-value="false">
            <text:p>FALSE</text:p>
          </table:table-cell>
          <table:table-cell table:formula="of:= 1 - [.D63] / [.L63]" office:value-type="float" office:value="-0.47076898625202">
            <text:p>-0.47</text:p>
          </table:table-cell>
          <table:table-cell table:formula="of:= 1 - [.E63] / [.M63]" office:value-type="float" office:value="0.2918180438768">
            <text:p>0.2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6.81">
            <text:p>556.81</text:p>
          </table:table-cell>
          <table:table-cell office:value-type="float" office:value="48060607.95">
            <text:p>48060607.95</text:p>
          </table:table-cell>
          <table:table-cell office:value-type="float" office:value="1014718438.0867">
            <text:p>1,014,718,438.09</text:p>
          </table:table-cell>
          <table:table-cell table:number-columns-repeated="5"/>
          <table:table-cell office:value-type="float" office:value="388.13">
            <text:p>388.13</text:p>
          </table:table-cell>
          <table:table-cell office:value-type="float" office:value="40118978.13">
            <text:p>40118978.13</text:p>
          </table:table-cell>
          <table:table-cell office:value-type="float" office:value="3972236616.16957">
            <text:p>3,972,236,616.17</text:p>
          </table:table-cell>
          <table:table-cell table:style-name="ce13" table:formula="of:=[.F64] &lt; [.N64]" office:value-type="boolean" office:boolean-value="true">
            <text:p>TRUE</text:p>
          </table:table-cell>
          <table:table-cell table:style-name="ce13" table:formula="of:=[.F64] = [.N64]" office:value-type="boolean" office:boolean-value="false">
            <text:p>FALSE</text:p>
          </table:table-cell>
          <table:table-cell table:formula="of:= 1 - [.D64] / [.L64]" office:value-type="float" office:value="-0.434596655759668">
            <text:p>-0.43</text:p>
          </table:table-cell>
          <table:table-cell table:formula="of:= 1 - [.E64] / [.M64]" office:value-type="float" office:value="-0.197951946688828">
            <text:p>-0.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5.84">
            <text:p>565.84</text:p>
          </table:table-cell>
          <table:table-cell office:value-type="float" office:value="48339563.91">
            <text:p>48339563.91</text:p>
          </table:table-cell>
          <table:table-cell office:value-type="float" office:value="1014686098.08662">
            <text:p>1,014,686,098.09</text:p>
          </table:table-cell>
          <table:table-cell table:number-columns-repeated="5"/>
          <table:table-cell office:value-type="float" office:value="379.63">
            <text:p>379.63</text:p>
          </table:table-cell>
          <table:table-cell office:value-type="float" office:value="74248759.78">
            <text:p>74248759.78</text:p>
          </table:table-cell>
          <table:table-cell office:value-type="float" office:value="4813442351.31624">
            <text:p>4,813,442,351.32</text:p>
          </table:table-cell>
          <table:table-cell table:style-name="ce13" table:formula="of:=[.F65] &lt; [.N65]" office:value-type="boolean" office:boolean-value="true">
            <text:p>TRUE</text:p>
          </table:table-cell>
          <table:table-cell table:style-name="ce13" table:formula="of:=[.F65] = [.N65]" office:value-type="boolean" office:boolean-value="false">
            <text:p>FALSE</text:p>
          </table:table-cell>
          <table:table-cell table:formula="of:= 1 - [.D65] / [.L65]" office:value-type="float" office:value="-0.490503911703501">
            <text:p>-0.49</text:p>
          </table:table-cell>
          <table:table-cell table:formula="of:= 1 - [.E65] / [.M65]" office:value-type="float" office:value="0.348951227559481">
            <text:p>0.3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38.87">
            <text:p>538.87</text:p>
          </table:table-cell>
          <table:table-cell office:value-type="float" office:value="48096516.65">
            <text:p>48096516.65</text:p>
          </table:table-cell>
          <table:table-cell office:value-type="float" office:value="1014579838.08639">
            <text:p>1,014,579,838.09</text:p>
          </table:table-cell>
          <table:table-cell table:number-columns-repeated="5"/>
          <table:table-cell office:value-type="float" office:value="377.98">
            <text:p>377.98</text:p>
          </table:table-cell>
          <table:table-cell office:value-type="float" office:value="44709100.2">
            <text:p>44709100.2</text:p>
          </table:table-cell>
          <table:table-cell office:value-type="float" office:value="3265221373.80067">
            <text:p>3,265,221,373.80</text:p>
          </table:table-cell>
          <table:table-cell table:style-name="ce13" table:formula="of:=[.F66] &lt; [.N66]" office:value-type="boolean" office:boolean-value="true">
            <text:p>TRUE</text:p>
          </table:table-cell>
          <table:table-cell table:style-name="ce13" table:formula="of:=[.F66] = [.N66]" office:value-type="boolean" office:boolean-value="false">
            <text:p>FALSE</text:p>
          </table:table-cell>
          <table:table-cell table:formula="of:= 1 - [.D66] / [.L66]" office:value-type="float" office:value="-0.425657442192709">
            <text:p>-0.43</text:p>
          </table:table-cell>
          <table:table-cell table:formula="of:= 1 - [.E66] / [.M66]" office:value-type="float" office:value="-0.0757657039584079">
            <text:p>-0.0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8.17">
            <text:p>568.17</text:p>
          </table:table-cell>
          <table:table-cell office:value-type="float" office:value="48082729.05">
            <text:p>48082729.05</text:p>
          </table:table-cell>
          <table:table-cell office:value-type="float" office:value="1014445858.08609">
            <text:p>1,014,445,858.09</text:p>
          </table:table-cell>
          <table:table-cell table:number-columns-repeated="5"/>
          <table:table-cell office:value-type="float" office:value="381.03">
            <text:p>381.03</text:p>
          </table:table-cell>
          <table:table-cell office:value-type="float" office:value="64086796.09">
            <text:p>64086796.09</text:p>
          </table:table-cell>
          <table:table-cell office:value-type="float" office:value="3779845579.10264">
            <text:p>3,779,845,579.10</text:p>
          </table:table-cell>
          <table:table-cell table:style-name="ce13" table:formula="of:=[.F67] &lt; [.N67]" office:value-type="boolean" office:boolean-value="true">
            <text:p>TRUE</text:p>
          </table:table-cell>
          <table:table-cell table:style-name="ce13" table:formula="of:=[.F67] = [.N67]" office:value-type="boolean" office:boolean-value="false">
            <text:p>FALSE</text:p>
          </table:table-cell>
          <table:table-cell table:formula="of:= 1 - [.D67] / [.L67]" office:value-type="float" office:value="-0.491142429729942">
            <text:p>-0.49</text:p>
          </table:table-cell>
          <table:table-cell table:formula="of:= 1 - [.E67] / [.M67]" office:value-type="float" office:value="0.249724873397084">
            <text:p>0.2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7.3">
            <text:p>567.3</text:p>
          </table:table-cell>
          <table:table-cell office:value-type="float" office:value="48465097.82">
            <text:p>48465097.82</text:p>
          </table:table-cell>
          <table:table-cell office:value-type="float" office:value="1014616798.08647">
            <text:p>1,014,616,798.09</text:p>
          </table:table-cell>
          <table:table-cell table:number-columns-repeated="5"/>
          <table:table-cell office:value-type="float" office:value="375.65">
            <text:p>375.65</text:p>
          </table:table-cell>
          <table:table-cell office:value-type="float" office:value="41898711.66">
            <text:p>41898711.66</text:p>
          </table:table-cell>
          <table:table-cell office:value-type="float" office:value="3970346225.15737">
            <text:p>3,970,346,225.16</text:p>
          </table:table-cell>
          <table:table-cell table:style-name="ce13" table:formula="of:=[.F68] &lt; [.N68]" office:value-type="boolean" office:boolean-value="true">
            <text:p>TRUE</text:p>
          </table:table-cell>
          <table:table-cell table:style-name="ce13" table:formula="of:=[.F68] = [.N68]" office:value-type="boolean" office:boolean-value="false">
            <text:p>FALSE</text:p>
          </table:table-cell>
          <table:table-cell table:formula="of:= 1 - [.D68] / [.L68]" office:value-type="float" office:value="-0.510182350592307">
            <text:p>-0.51</text:p>
          </table:table-cell>
          <table:table-cell table:formula="of:= 1 - [.E68] / [.M68]" office:value-type="float" office:value="-0.156720478979997">
            <text:p>-0.1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8.23">
            <text:p>558.23</text:p>
          </table:table-cell>
          <table:table-cell office:value-type="float" office:value="47997415.43">
            <text:p>47997415.43</text:p>
          </table:table-cell>
          <table:table-cell office:value-type="float" office:value="1014686098.08662">
            <text:p>1,014,686,098.09</text:p>
          </table:table-cell>
          <table:table-cell table:number-columns-repeated="5"/>
          <table:table-cell office:value-type="float" office:value="380.03">
            <text:p>380.03</text:p>
          </table:table-cell>
          <table:table-cell office:value-type="float" office:value="39269319.21">
            <text:p>39269319.21</text:p>
          </table:table-cell>
          <table:table-cell office:value-type="float" office:value="3734578819.00219">
            <text:p>3,734,578,819.00</text:p>
          </table:table-cell>
          <table:table-cell table:style-name="ce13" table:formula="of:=[.F69] &lt; [.N69]" office:value-type="boolean" office:boolean-value="true">
            <text:p>TRUE</text:p>
          </table:table-cell>
          <table:table-cell table:style-name="ce13" table:formula="of:=[.F69] = [.N69]" office:value-type="boolean" office:boolean-value="false">
            <text:p>FALSE</text:p>
          </table:table-cell>
          <table:table-cell table:formula="of:= 1 - [.D69] / [.L69]" office:value-type="float" office:value="-0.468910349182959">
            <text:p>-0.47</text:p>
          </table:table-cell>
          <table:table-cell table:formula="of:= 1 - [.E69] / [.M69]" office:value-type="float" office:value="-0.222262478586015">
            <text:p>-0.2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73.12">
            <text:p>573.12</text:p>
          </table:table-cell>
          <table:table-cell office:value-type="float" office:value="47319660.64">
            <text:p>47319660.64</text:p>
          </table:table-cell>
          <table:table-cell office:value-type="float" office:value="1014824698.08693">
            <text:p>1,014,824,698.09</text:p>
          </table:table-cell>
          <table:table-cell table:number-columns-repeated="5"/>
          <table:table-cell office:value-type="float" office:value="371.64">
            <text:p>371.64</text:p>
          </table:table-cell>
          <table:table-cell office:value-type="float" office:value="45162712.53">
            <text:p>45162712.53</text:p>
          </table:table-cell>
          <table:table-cell office:value-type="float" office:value="4878596618.30883">
            <text:p>4,878,596,618.31</text:p>
          </table:table-cell>
          <table:table-cell table:style-name="ce13" table:formula="of:=[.F70] &lt; [.N70]" office:value-type="boolean" office:boolean-value="true">
            <text:p>TRUE</text:p>
          </table:table-cell>
          <table:table-cell table:style-name="ce13" table:formula="of:=[.F70] = [.N70]" office:value-type="boolean" office:boolean-value="false">
            <text:p>FALSE</text:p>
          </table:table-cell>
          <table:table-cell table:formula="of:= 1 - [.D70] / [.L70]" office:value-type="float" office:value="-0.542137552470132">
            <text:p>-0.54</text:p>
          </table:table-cell>
          <table:table-cell table:formula="of:= 1 - [.E70] / [.M70]" office:value-type="float" office:value="-0.047759489835054">
            <text:p>-0.0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7.58">
            <text:p>557.58</text:p>
          </table:table-cell>
          <table:table-cell office:value-type="float" office:value="47997226.06">
            <text:p>47997226.06</text:p>
          </table:table-cell>
          <table:table-cell office:value-type="float" office:value="1014764638.0868">
            <text:p>1,014,764,638.09</text:p>
          </table:table-cell>
          <table:table-cell table:number-columns-repeated="5"/>
          <table:table-cell office:value-type="float" office:value="383.68">
            <text:p>383.68</text:p>
          </table:table-cell>
          <table:table-cell office:value-type="float" office:value="38775133.75">
            <text:p>38775133.75</text:p>
          </table:table-cell>
          <table:table-cell office:value-type="float" office:value="4141570261.37733">
            <text:p>4,141,570,261.38</text:p>
          </table:table-cell>
          <table:table-cell table:style-name="ce13" table:formula="of:=[.F71] &lt; [.N71]" office:value-type="boolean" office:boolean-value="true">
            <text:p>TRUE</text:p>
          </table:table-cell>
          <table:table-cell table:style-name="ce13" table:formula="of:=[.F71] = [.N71]" office:value-type="boolean" office:boolean-value="false">
            <text:p>FALSE</text:p>
          </table:table-cell>
          <table:table-cell table:formula="of:= 1 - [.D71] / [.L71]" office:value-type="float" office:value="-0.453242285237698">
            <text:p>-0.45</text:p>
          </table:table-cell>
          <table:table-cell table:formula="of:= 1 - [.E71] / [.M71]" office:value-type="float" office:value="-0.237835215977817">
            <text:p>-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600.32">
            <text:p>600.32</text:p>
          </table:table-cell>
          <table:table-cell office:value-type="float" office:value="47348703.57">
            <text:p>47348703.57</text:p>
          </table:table-cell>
          <table:table-cell office:value-type="float" office:value="1014579838.08639">
            <text:p>1,014,579,838.09</text:p>
          </table:table-cell>
          <table:table-cell table:number-columns-repeated="5"/>
          <table:table-cell office:value-type="float" office:value="378.49">
            <text:p>378.49</text:p>
          </table:table-cell>
          <table:table-cell office:value-type="float" office:value="37533145.53">
            <text:p>37533145.53</text:p>
          </table:table-cell>
          <table:table-cell office:value-type="float" office:value="3459439961.07965">
            <text:p>3,459,439,961.08</text:p>
          </table:table-cell>
          <table:table-cell table:style-name="ce13" table:formula="of:=[.F72] &lt; [.N72]" office:value-type="boolean" office:boolean-value="true">
            <text:p>TRUE</text:p>
          </table:table-cell>
          <table:table-cell table:style-name="ce13" table:formula="of:=[.F72] = [.N72]" office:value-type="boolean" office:boolean-value="false">
            <text:p>FALSE</text:p>
          </table:table-cell>
          <table:table-cell table:formula="of:= 1 - [.D72] / [.L72]" office:value-type="float" office:value="-0.586092102829665">
            <text:p>-0.59</text:p>
          </table:table-cell>
          <table:table-cell table:formula="of:= 1 - [.E72] / [.M72]" office:value-type="float" office:value="-0.261517064487827">
            <text:p>-0.2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6.54">
            <text:p>556.54</text:p>
          </table:table-cell>
          <table:table-cell office:value-type="float" office:value="47317215.13">
            <text:p>47317215.13</text:p>
          </table:table-cell>
          <table:table-cell office:value-type="float" office:value="1014639898.08652">
            <text:p>1,014,639,898.09</text:p>
          </table:table-cell>
          <table:table-cell table:number-columns-repeated="5"/>
          <table:table-cell office:value-type="float" office:value="379.42">
            <text:p>379.42</text:p>
          </table:table-cell>
          <table:table-cell office:value-type="float" office:value="37859194.58">
            <text:p>37859194.58</text:p>
          </table:table-cell>
          <table:table-cell office:value-type="float" office:value="3981873154.04695">
            <text:p>3,981,873,154.05</text:p>
          </table:table-cell>
          <table:table-cell table:style-name="ce13" table:formula="of:=[.F73] &lt; [.N73]" office:value-type="boolean" office:boolean-value="true">
            <text:p>TRUE</text:p>
          </table:table-cell>
          <table:table-cell table:style-name="ce13" table:formula="of:=[.F73] = [.N73]" office:value-type="boolean" office:boolean-value="false">
            <text:p>FALSE</text:p>
          </table:table-cell>
          <table:table-cell table:formula="of:= 1 - [.D73] / [.L73]" office:value-type="float" office:value="-0.466817774497918">
            <text:p>-0.47</text:p>
          </table:table-cell>
          <table:table-cell table:formula="of:= 1 - [.E73] / [.M73]" office:value-type="float" office:value="-0.249820965684157">
            <text:p>-0.2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3.61">
            <text:p>553.61</text:p>
          </table:table-cell>
          <table:table-cell office:value-type="float" office:value="48041971.1">
            <text:p>48041971.1</text:p>
          </table:table-cell>
          <table:table-cell office:value-type="float" office:value="1014468958.08614">
            <text:p>1,014,468,958.09</text:p>
          </table:table-cell>
          <table:table-cell table:number-columns-repeated="5"/>
          <table:table-cell office:value-type="float" office:value="377.58">
            <text:p>377.58</text:p>
          </table:table-cell>
          <table:table-cell office:value-type="float" office:value="44146081.17">
            <text:p>44146081.17</text:p>
          </table:table-cell>
          <table:table-cell office:value-type="float" office:value="3879656464.82813">
            <text:p>3,879,656,464.83</text:p>
          </table:table-cell>
          <table:table-cell table:style-name="ce13" table:formula="of:=[.F74] &lt; [.N74]" office:value-type="boolean" office:boolean-value="true">
            <text:p>TRUE</text:p>
          </table:table-cell>
          <table:table-cell table:style-name="ce13" table:formula="of:=[.F74] = [.N74]" office:value-type="boolean" office:boolean-value="false">
            <text:p>FALSE</text:p>
          </table:table-cell>
          <table:table-cell table:formula="of:= 1 - [.D74] / [.L74]" office:value-type="float" office:value="-0.466205837173579">
            <text:p>-0.47</text:p>
          </table:table-cell>
          <table:table-cell table:formula="of:= 1 - [.E74] / [.M74]" office:value-type="float" office:value="-0.0882499607382479">
            <text:p>-0.0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605.61">
            <text:p>605.61</text:p>
          </table:table-cell>
          <table:table-cell office:value-type="float" office:value="47266123.76">
            <text:p>47266123.76</text:p>
          </table:table-cell>
          <table:table-cell office:value-type="float" office:value="1014815458.08691">
            <text:p>1,014,815,458.09</text:p>
          </table:table-cell>
          <table:table-cell table:number-columns-repeated="5"/>
          <table:table-cell office:value-type="float" office:value="387.5">
            <text:p>387.5</text:p>
          </table:table-cell>
          <table:table-cell office:value-type="float" office:value="44205144.77">
            <text:p>44205144.77</text:p>
          </table:table-cell>
          <table:table-cell office:value-type="float" office:value="4300569372.06615">
            <text:p>4,300,569,372.07</text:p>
          </table:table-cell>
          <table:table-cell table:style-name="ce13" table:formula="of:=[.F75] &lt; [.N75]" office:value-type="boolean" office:boolean-value="true">
            <text:p>TRUE</text:p>
          </table:table-cell>
          <table:table-cell table:style-name="ce13" table:formula="of:=[.F75] = [.N75]" office:value-type="boolean" office:boolean-value="false">
            <text:p>FALSE</text:p>
          </table:table-cell>
          <table:table-cell table:formula="of:= 1 - [.D75] / [.L75]" office:value-type="float" office:value="-0.562864516129032">
            <text:p>-0.56</text:p>
          </table:table-cell>
          <table:table-cell table:formula="of:= 1 - [.E75] / [.M75]" office:value-type="float" office:value="-0.0692448583966032">
            <text:p>-0.0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22.52">
            <text:p>522.52</text:p>
          </table:table-cell>
          <table:table-cell office:value-type="float" office:value="45890177.14">
            <text:p>45890177.14</text:p>
          </table:table-cell>
          <table:table-cell office:value-type="float" office:value="1014690718.08663">
            <text:p>1,014,690,718.09</text:p>
          </table:table-cell>
          <table:table-cell table:number-columns-repeated="5"/>
          <table:table-cell office:value-type="float" office:value="387.3">
            <text:p>387.3</text:p>
          </table:table-cell>
          <table:table-cell office:value-type="float" office:value="39320409.36">
            <text:p>39320409.36</text:p>
          </table:table-cell>
          <table:table-cell office:value-type="float" office:value="4431345873.15635">
            <text:p>4,431,345,873.16</text:p>
          </table:table-cell>
          <table:table-cell table:style-name="ce13" table:formula="of:=[.F76] &lt; [.N76]" office:value-type="boolean" office:boolean-value="true">
            <text:p>TRUE</text:p>
          </table:table-cell>
          <table:table-cell table:style-name="ce13" table:formula="of:=[.F76] = [.N76]" office:value-type="boolean" office:boolean-value="false">
            <text:p>FALSE</text:p>
          </table:table-cell>
          <table:table-cell table:formula="of:= 1 - [.D76] / [.L76]" office:value-type="float" office:value="-0.349135037438678">
            <text:p>-0.35</text:p>
          </table:table-cell>
          <table:table-cell table:formula="of:= 1 - [.E76] / [.M76]" office:value-type="float" office:value="-0.167082893767716">
            <text:p>-0.1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9.11">
            <text:p>559.11</text:p>
          </table:table-cell>
          <table:table-cell office:value-type="float" office:value="48356542.95">
            <text:p>48356542.95</text:p>
          </table:table-cell>
          <table:table-cell office:value-type="float" office:value="1014589078.08641">
            <text:p>1,014,589,078.09</text:p>
          </table:table-cell>
          <table:table-cell table:number-columns-repeated="5"/>
          <table:table-cell office:value-type="float" office:value="381.12">
            <text:p>381.12</text:p>
          </table:table-cell>
          <table:table-cell office:value-type="float" office:value="38977960.04">
            <text:p>38977960.04</text:p>
          </table:table-cell>
          <table:table-cell office:value-type="float" office:value="3037501790.47935">
            <text:p>3,037,501,790.48</text:p>
          </table:table-cell>
          <table:table-cell table:style-name="ce13" table:formula="of:=[.F77] &lt; [.N77]" office:value-type="boolean" office:boolean-value="true">
            <text:p>TRUE</text:p>
          </table:table-cell>
          <table:table-cell table:style-name="ce13" table:formula="of:=[.F77] = [.N77]" office:value-type="boolean" office:boolean-value="false">
            <text:p>FALSE</text:p>
          </table:table-cell>
          <table:table-cell table:formula="of:= 1 - [.D77] / [.L77]" office:value-type="float" office:value="-0.467018261964736">
            <text:p>-0.47</text:p>
          </table:table-cell>
          <table:table-cell table:formula="of:= 1 - [.E77] / [.M77]" office:value-type="float" office:value="-0.24061246151352">
            <text:p>-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1.9">
            <text:p>551.9</text:p>
          </table:table-cell>
          <table:table-cell office:value-type="float" office:value="47484467.77">
            <text:p>47484467.77</text:p>
          </table:table-cell>
          <table:table-cell office:value-type="float" office:value="1014649138.08654">
            <text:p>1,014,649,138.09</text:p>
          </table:table-cell>
          <table:table-cell table:number-columns-repeated="5"/>
          <table:table-cell office:value-type="float" office:value="376.57">
            <text:p>376.57</text:p>
          </table:table-cell>
          <table:table-cell office:value-type="float" office:value="63009044.03">
            <text:p>63009044.03</text:p>
          </table:table-cell>
          <table:table-cell office:value-type="float" office:value="4294208631.38004">
            <text:p>4,294,208,631.38</text:p>
          </table:table-cell>
          <table:table-cell table:style-name="ce13" table:formula="of:=[.F78] &lt; [.N78]" office:value-type="boolean" office:boolean-value="true">
            <text:p>TRUE</text:p>
          </table:table-cell>
          <table:table-cell table:style-name="ce13" table:formula="of:=[.F78] = [.N78]" office:value-type="boolean" office:boolean-value="false">
            <text:p>FALSE</text:p>
          </table:table-cell>
          <table:table-cell table:formula="of:= 1 - [.D78] / [.L78]" office:value-type="float" office:value="-0.465597365695621">
            <text:p>-0.47</text:p>
          </table:table-cell>
          <table:table-cell table:formula="of:= 1 - [.E78] / [.M78]" office:value-type="float" office:value="0.246386475132179">
            <text:p>0.2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4.57">
            <text:p>564.57</text:p>
          </table:table-cell>
          <table:table-cell office:value-type="float" office:value="47535884.95">
            <text:p>47535884.95</text:p>
          </table:table-cell>
          <table:table-cell office:value-type="float" office:value="1014418138.08603">
            <text:p>1,014,418,138.09</text:p>
          </table:table-cell>
          <table:table-cell table:number-columns-repeated="5"/>
          <table:table-cell office:value-type="float" office:value="391.86">
            <text:p>391.86</text:p>
          </table:table-cell>
          <table:table-cell office:value-type="float" office:value="43222960.96">
            <text:p>43222960.96</text:p>
          </table:table-cell>
          <table:table-cell office:value-type="float" office:value="3329437997.97517">
            <text:p>3,329,437,997.98</text:p>
          </table:table-cell>
          <table:table-cell table:style-name="ce13" table:formula="of:=[.F79] &lt; [.N79]" office:value-type="boolean" office:boolean-value="true">
            <text:p>TRUE</text:p>
          </table:table-cell>
          <table:table-cell table:style-name="ce13" table:formula="of:=[.F79] = [.N79]" office:value-type="boolean" office:boolean-value="false">
            <text:p>FALSE</text:p>
          </table:table-cell>
          <table:table-cell table:formula="of:= 1 - [.D79] / [.L79]" office:value-type="float" office:value="-0.440744143316491">
            <text:p>-0.44</text:p>
          </table:table-cell>
          <table:table-cell table:formula="of:= 1 - [.E79] / [.M79]" office:value-type="float" office:value="-0.0997831683486776">
            <text:p>-0.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70.75">
            <text:p>570.75</text:p>
          </table:table-cell>
          <table:table-cell office:value-type="float" office:value="48113270.93">
            <text:p>48113270.93</text:p>
          </table:table-cell>
          <table:table-cell office:value-type="float" office:value="1014602938.08644">
            <text:p>1,014,602,938.09</text:p>
          </table:table-cell>
          <table:table-cell table:number-columns-repeated="5"/>
          <table:table-cell office:value-type="float" office:value="380.58">
            <text:p>380.58</text:p>
          </table:table-cell>
          <table:table-cell office:value-type="float" office:value="41789360.34">
            <text:p>41789360.34</text:p>
          </table:table-cell>
          <table:table-cell office:value-type="float" office:value="3640420003.62525">
            <text:p>3,640,420,003.63</text:p>
          </table:table-cell>
          <table:table-cell table:style-name="ce13" table:formula="of:=[.F80] &lt; [.N80]" office:value-type="boolean" office:boolean-value="true">
            <text:p>TRUE</text:p>
          </table:table-cell>
          <table:table-cell table:style-name="ce13" table:formula="of:=[.F80] = [.N80]" office:value-type="boolean" office:boolean-value="false">
            <text:p>FALSE</text:p>
          </table:table-cell>
          <table:table-cell table:formula="of:= 1 - [.D80] / [.L80]" office:value-type="float" office:value="-0.499684691786221">
            <text:p>-0.5</text:p>
          </table:table-cell>
          <table:table-cell table:formula="of:= 1 - [.E80] / [.M80]" office:value-type="float" office:value="-0.151328245719685">
            <text:p>-0.1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9.9">
            <text:p>559.9</text:p>
          </table:table-cell>
          <table:table-cell office:value-type="float" office:value="48903783.16">
            <text:p>48903783.16</text:p>
          </table:table-cell>
          <table:table-cell office:value-type="float" office:value="1014612178.08646">
            <text:p>1,014,612,178.09</text:p>
          </table:table-cell>
          <table:table-cell table:number-columns-repeated="5"/>
          <table:table-cell office:value-type="float" office:value="383.03">
            <text:p>383.03</text:p>
          </table:table-cell>
          <table:table-cell office:value-type="float" office:value="44088830.68">
            <text:p>44088830.68</text:p>
          </table:table-cell>
          <table:table-cell office:value-type="float" office:value="3960268223.66301">
            <text:p>3,960,268,223.66</text:p>
          </table:table-cell>
          <table:table-cell table:style-name="ce13" table:formula="of:=[.F81] &lt; [.N81]" office:value-type="boolean" office:boolean-value="true">
            <text:p>TRUE</text:p>
          </table:table-cell>
          <table:table-cell table:style-name="ce13" table:formula="of:=[.F81] = [.N81]" office:value-type="boolean" office:boolean-value="false">
            <text:p>FALSE</text:p>
          </table:table-cell>
          <table:table-cell table:formula="of:= 1 - [.D81] / [.L81]" office:value-type="float" office:value="-0.461765396966295">
            <text:p>-0.46</text:p>
          </table:table-cell>
          <table:table-cell table:formula="of:= 1 - [.E81] / [.M81]" office:value-type="float" office:value="-0.10921025587971">
            <text:p>-0.1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48.26">
            <text:p>548.26</text:p>
          </table:table-cell>
          <table:table-cell office:value-type="float" office:value="48683914.42">
            <text:p>48683914.42</text:p>
          </table:table-cell>
          <table:table-cell office:value-type="float" office:value="1014478198.08616">
            <text:p>1,014,478,198.09</text:p>
          </table:table-cell>
          <table:table-cell table:number-columns-repeated="5"/>
          <table:table-cell office:value-type="float" office:value="378.9">
            <text:p>378.9</text:p>
          </table:table-cell>
          <table:table-cell office:value-type="float" office:value="44661196.76">
            <text:p>44661196.76</text:p>
          </table:table-cell>
          <table:table-cell office:value-type="float" office:value="3711780118.2796">
            <text:p>3,711,780,118.28</text:p>
          </table:table-cell>
          <table:table-cell table:style-name="ce13" table:formula="of:=[.F82] &lt; [.N82]" office:value-type="boolean" office:boolean-value="true">
            <text:p>TRUE</text:p>
          </table:table-cell>
          <table:table-cell table:style-name="ce13" table:formula="of:=[.F82] = [.N82]" office:value-type="boolean" office:boolean-value="false">
            <text:p>FALSE</text:p>
          </table:table-cell>
          <table:table-cell table:formula="of:= 1 - [.D82] / [.L82]" office:value-type="float" office:value="-0.446978094484033">
            <text:p>-0.45</text:p>
          </table:table-cell>
          <table:table-cell table:formula="of:= 1 - [.E82] / [.M82]" office:value-type="float" office:value="-0.0900718733897181">
            <text:p>-0.0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76.09">
            <text:p>576.09</text:p>
          </table:table-cell>
          <table:table-cell office:value-type="float" office:value="47496723.09">
            <text:p>47496723.09</text:p>
          </table:table-cell>
          <table:table-cell office:value-type="float" office:value="1014556738.08634">
            <text:p>1,014,556,738.09</text:p>
          </table:table-cell>
          <table:table-cell table:number-columns-repeated="5"/>
          <table:table-cell office:value-type="float" office:value="371.96">
            <text:p>371.96</text:p>
          </table:table-cell>
          <table:table-cell office:value-type="float" office:value="43567349.32">
            <text:p>43567349.32</text:p>
          </table:table-cell>
          <table:table-cell office:value-type="float" office:value="4205617321.51945">
            <text:p>4,205,617,321.52</text:p>
          </table:table-cell>
          <table:table-cell table:style-name="ce13" table:formula="of:=[.F83] &lt; [.N83]" office:value-type="boolean" office:boolean-value="true">
            <text:p>TRUE</text:p>
          </table:table-cell>
          <table:table-cell table:style-name="ce13" table:formula="of:=[.F83] = [.N83]" office:value-type="boolean" office:boolean-value="false">
            <text:p>FALSE</text:p>
          </table:table-cell>
          <table:table-cell table:formula="of:= 1 - [.D83] / [.L83]" office:value-type="float" office:value="-0.548795569416066">
            <text:p>-0.55</text:p>
          </table:table-cell>
          <table:table-cell table:formula="of:= 1 - [.E83] / [.M83]" office:value-type="float" office:value="-0.0901907926768495">
            <text:p>-0.0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7.26">
            <text:p>567.26</text:p>
          </table:table-cell>
          <table:table-cell office:value-type="float" office:value="48200845.22">
            <text:p>48200845.22</text:p>
          </table:table-cell>
          <table:table-cell office:value-type="float" office:value="1014607558.08645">
            <text:p>1,014,607,558.09</text:p>
          </table:table-cell>
          <table:table-cell table:number-columns-repeated="5"/>
          <table:table-cell office:value-type="float" office:value="375.89">
            <text:p>375.89</text:p>
          </table:table-cell>
          <table:table-cell office:value-type="float" office:value="61865786.46">
            <text:p>61865786.46</text:p>
          </table:table-cell>
          <table:table-cell office:value-type="float" office:value="4032577842.47947">
            <text:p>4,032,577,842.48</text:p>
          </table:table-cell>
          <table:table-cell table:style-name="ce13" table:formula="of:=[.F84] &lt; [.N84]" office:value-type="boolean" office:boolean-value="true">
            <text:p>TRUE</text:p>
          </table:table-cell>
          <table:table-cell table:style-name="ce13" table:formula="of:=[.F84] = [.N84]" office:value-type="boolean" office:boolean-value="false">
            <text:p>FALSE</text:p>
          </table:table-cell>
          <table:table-cell table:formula="of:= 1 - [.D84] / [.L84]" office:value-type="float" office:value="-0.509111708212509">
            <text:p>-0.51</text:p>
          </table:table-cell>
          <table:table-cell table:formula="of:= 1 - [.E84] / [.M84]" office:value-type="float" office:value="0.220880425545632">
            <text:p>0.2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0.35">
            <text:p>550.35</text:p>
          </table:table-cell>
          <table:table-cell office:value-type="float" office:value="47339257.32">
            <text:p>47339257.32</text:p>
          </table:table-cell>
          <table:table-cell office:value-type="float" office:value="1014404278.086">
            <text:p>1,014,404,278.09</text:p>
          </table:table-cell>
          <table:table-cell table:number-columns-repeated="5"/>
          <table:table-cell office:value-type="float" office:value="377.55">
            <text:p>377.55</text:p>
          </table:table-cell>
          <table:table-cell office:value-type="float" office:value="45026183.13">
            <text:p>45026183.13</text:p>
          </table:table-cell>
          <table:table-cell office:value-type="float" office:value="3377772003.71442">
            <text:p>3,377,772,003.71</text:p>
          </table:table-cell>
          <table:table-cell table:style-name="ce13" table:formula="of:=[.F85] &lt; [.N85]" office:value-type="boolean" office:boolean-value="true">
            <text:p>TRUE</text:p>
          </table:table-cell>
          <table:table-cell table:style-name="ce13" table:formula="of:=[.F85] = [.N85]" office:value-type="boolean" office:boolean-value="false">
            <text:p>FALSE</text:p>
          </table:table-cell>
          <table:table-cell table:formula="of:= 1 - [.D85] / [.L85]" office:value-type="float" office:value="-0.457687723480334">
            <text:p>-0.46</text:p>
          </table:table-cell>
          <table:table-cell table:formula="of:= 1 - [.E85] / [.M85]" office:value-type="float" office:value="-0.0513717581461806">
            <text:p>-0.0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1.03">
            <text:p>561.03</text:p>
          </table:table-cell>
          <table:table-cell office:value-type="float" office:value="48119874.83">
            <text:p>48119874.83</text:p>
          </table:table-cell>
          <table:table-cell office:value-type="float" office:value="1014746158.08676">
            <text:p>1,014,746,158.09</text:p>
          </table:table-cell>
          <table:table-cell table:number-columns-repeated="5"/>
          <table:table-cell office:value-type="float" office:value="375.81">
            <text:p>375.81</text:p>
          </table:table-cell>
          <table:table-cell office:value-type="float" office:value="40393320.5">
            <text:p>40393320.5</text:p>
          </table:table-cell>
          <table:table-cell office:value-type="float" office:value="3590107609.68961">
            <text:p>3,590,107,609.69</text:p>
          </table:table-cell>
          <table:table-cell table:style-name="ce13" table:formula="of:=[.F86] &lt; [.N86]" office:value-type="boolean" office:boolean-value="true">
            <text:p>TRUE</text:p>
          </table:table-cell>
          <table:table-cell table:style-name="ce13" table:formula="of:=[.F86] = [.N86]" office:value-type="boolean" office:boolean-value="false">
            <text:p>FALSE</text:p>
          </table:table-cell>
          <table:table-cell table:formula="of:= 1 - [.D86] / [.L86]" office:value-type="float" office:value="-0.492855432266305">
            <text:p>-0.49</text:p>
          </table:table-cell>
          <table:table-cell table:formula="of:= 1 - [.E86] / [.M86]" office:value-type="float" office:value="-0.191282970410912">
            <text:p>-0.1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46.87">
            <text:p>546.87</text:p>
          </table:table-cell>
          <table:table-cell office:value-type="float" office:value="48140300.75">
            <text:p>48140300.75</text:p>
          </table:table-cell>
          <table:table-cell office:value-type="float" office:value="1014635278.08651">
            <text:p>1,014,635,278.09</text:p>
          </table:table-cell>
          <table:table-cell table:number-columns-repeated="5"/>
          <table:table-cell office:value-type="float" office:value="380.3">
            <text:p>380.3</text:p>
          </table:table-cell>
          <table:table-cell office:value-type="float" office:value="43757256.48">
            <text:p>43757256.48</text:p>
          </table:table-cell>
          <table:table-cell office:value-type="float" office:value="3732055487.9886">
            <text:p>3,732,055,487.99</text:p>
          </table:table-cell>
          <table:table-cell table:style-name="ce13" table:formula="of:=[.F87] &lt; [.N87]" office:value-type="boolean" office:boolean-value="true">
            <text:p>TRUE</text:p>
          </table:table-cell>
          <table:table-cell table:style-name="ce13" table:formula="of:=[.F87] = [.N87]" office:value-type="boolean" office:boolean-value="false">
            <text:p>FALSE</text:p>
          </table:table-cell>
          <table:table-cell table:formula="of:= 1 - [.D87] / [.L87]" office:value-type="float" office:value="-0.437996318695766">
            <text:p>-0.44</text:p>
          </table:table-cell>
          <table:table-cell table:formula="of:= 1 - [.E87] / [.M87]" office:value-type="float" office:value="-0.100167255047248">
            <text:p>-0.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6.07">
            <text:p>556.07</text:p>
          </table:table-cell>
          <table:table-cell office:value-type="float" office:value="48122867.57">
            <text:p>48122867.57</text:p>
          </table:table-cell>
          <table:table-cell office:value-type="float" office:value="1014473578.08615">
            <text:p>1,014,473,578.09</text:p>
          </table:table-cell>
          <table:table-cell table:number-columns-repeated="5"/>
          <table:table-cell office:value-type="float" office:value="375.26">
            <text:p>375.26</text:p>
          </table:table-cell>
          <table:table-cell office:value-type="float" office:value="43261663.9">
            <text:p>43261663.9</text:p>
          </table:table-cell>
          <table:table-cell office:value-type="float" office:value="3851791839.9343">
            <text:p>3,851,791,839.93</text:p>
          </table:table-cell>
          <table:table-cell table:style-name="ce13" table:formula="of:=[.F88] &lt; [.N88]" office:value-type="boolean" office:boolean-value="true">
            <text:p>TRUE</text:p>
          </table:table-cell>
          <table:table-cell table:style-name="ce13" table:formula="of:=[.F88] = [.N88]" office:value-type="boolean" office:boolean-value="false">
            <text:p>FALSE</text:p>
          </table:table-cell>
          <table:table-cell table:formula="of:= 1 - [.D88] / [.L88]" office:value-type="float" office:value="-0.48182593401908">
            <text:p>-0.48</text:p>
          </table:table-cell>
          <table:table-cell table:formula="of:= 1 - [.E88] / [.M88]" office:value-type="float" office:value="-0.112367468834226">
            <text:p>-0.1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3.32">
            <text:p>553.32</text:p>
          </table:table-cell>
          <table:table-cell office:value-type="float" office:value="48758156.52">
            <text:p>48758156.52</text:p>
          </table:table-cell>
          <table:table-cell office:value-type="float" office:value="1014542878.08631">
            <text:p>1,014,542,878.09</text:p>
          </table:table-cell>
          <table:table-cell table:number-columns-repeated="5"/>
          <table:table-cell office:value-type="float" office:value="380.8">
            <text:p>380.8</text:p>
          </table:table-cell>
          <table:table-cell office:value-type="float" office:value="64307044.68">
            <text:p>64307044.68</text:p>
          </table:table-cell>
          <table:table-cell office:value-type="float" office:value="4156750582.08301">
            <text:p>4,156,750,582.08</text:p>
          </table:table-cell>
          <table:table-cell table:style-name="ce13" table:formula="of:=[.F89] &lt; [.N89]" office:value-type="boolean" office:boolean-value="true">
            <text:p>TRUE</text:p>
          </table:table-cell>
          <table:table-cell table:style-name="ce13" table:formula="of:=[.F89] = [.N89]" office:value-type="boolean" office:boolean-value="false">
            <text:p>FALSE</text:p>
          </table:table-cell>
          <table:table-cell table:formula="of:= 1 - [.D89] / [.L89]" office:value-type="float" office:value="-0.453046218487395">
            <text:p>-0.45</text:p>
          </table:table-cell>
          <table:table-cell table:formula="of:= 1 - [.E89] / [.M89]" office:value-type="float" office:value="0.24179136574186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77.57">
            <text:p>577.57</text:p>
          </table:table-cell>
          <table:table-cell office:value-type="float" office:value="48390426.23">
            <text:p>48390426.23</text:p>
          </table:table-cell>
          <table:table-cell office:value-type="float" office:value="1014390418.08597">
            <text:p>1,014,390,418.09</text:p>
          </table:table-cell>
          <table:table-cell table:number-columns-repeated="5"/>
          <table:table-cell office:value-type="float" office:value="375.48">
            <text:p>375.48</text:p>
          </table:table-cell>
          <table:table-cell office:value-type="float" office:value="42936201.18">
            <text:p>42936201.18</text:p>
          </table:table-cell>
          <table:table-cell office:value-type="float" office:value="4561230366.46857">
            <text:p>4,561,230,366.47</text:p>
          </table:table-cell>
          <table:table-cell table:style-name="ce13" table:formula="of:=[.F90] &lt; [.N90]" office:value-type="boolean" office:boolean-value="true">
            <text:p>TRUE</text:p>
          </table:table-cell>
          <table:table-cell table:style-name="ce13" table:formula="of:=[.F90] = [.N90]" office:value-type="boolean" office:boolean-value="false">
            <text:p>FALSE</text:p>
          </table:table-cell>
          <table:table-cell table:formula="of:= 1 - [.D90] / [.L90]" office:value-type="float" office:value="-0.538217747949292">
            <text:p>-0.54</text:p>
          </table:table-cell>
          <table:table-cell table:formula="of:= 1 - [.E90] / [.M90]" office:value-type="float" office:value="-0.127030917969068">
            <text:p>-0.1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5.51">
            <text:p>565.51</text:p>
          </table:table-cell>
          <table:table-cell office:value-type="float" office:value="47261648.55">
            <text:p>47261648.55</text:p>
          </table:table-cell>
          <table:table-cell office:value-type="float" office:value="1014741538.08675">
            <text:p>1,014,741,538.09</text:p>
          </table:table-cell>
          <table:table-cell table:number-columns-repeated="5"/>
          <table:table-cell office:value-type="float" office:value="377.22">
            <text:p>377.22</text:p>
          </table:table-cell>
          <table:table-cell office:value-type="float" office:value="44327134.74">
            <text:p>44327134.74</text:p>
          </table:table-cell>
          <table:table-cell office:value-type="float" office:value="4238107782.93555">
            <text:p>4,238,107,782.94</text:p>
          </table:table-cell>
          <table:table-cell table:style-name="ce13" table:formula="of:=[.F91] &lt; [.N91]" office:value-type="boolean" office:boolean-value="true">
            <text:p>TRUE</text:p>
          </table:table-cell>
          <table:table-cell table:style-name="ce13" table:formula="of:=[.F91] = [.N91]" office:value-type="boolean" office:boolean-value="false">
            <text:p>FALSE</text:p>
          </table:table-cell>
          <table:table-cell table:formula="of:= 1 - [.D91] / [.L91]" office:value-type="float" office:value="-0.499151688669742">
            <text:p>-0.5</text:p>
          </table:table-cell>
          <table:table-cell table:formula="of:= 1 - [.E91] / [.M91]" office:value-type="float" office:value="-0.0662012969530363">
            <text:p>-0.0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4.79">
            <text:p>564.79</text:p>
          </table:table-cell>
          <table:table-cell office:value-type="float" office:value="47395503.08">
            <text:p>47395503.08</text:p>
          </table:table-cell>
          <table:table-cell office:value-type="float" office:value="1014796978.08687">
            <text:p>1,014,796,978.09</text:p>
          </table:table-cell>
          <table:table-cell table:number-columns-repeated="5"/>
          <table:table-cell office:value-type="float" office:value="376.42">
            <text:p>376.42</text:p>
          </table:table-cell>
          <table:table-cell office:value-type="float" office:value="40309676.48">
            <text:p>40309676.48</text:p>
          </table:table-cell>
          <table:table-cell office:value-type="float" office:value="4530988223.04147">
            <text:p>4,530,988,223.04</text:p>
          </table:table-cell>
          <table:table-cell table:style-name="ce13" table:formula="of:=[.F92] &lt; [.N92]" office:value-type="boolean" office:boolean-value="true">
            <text:p>TRUE</text:p>
          </table:table-cell>
          <table:table-cell table:style-name="ce13" table:formula="of:=[.F92] = [.N92]" office:value-type="boolean" office:boolean-value="false">
            <text:p>FALSE</text:p>
          </table:table-cell>
          <table:table-cell table:formula="of:= 1 - [.D92] / [.L92]" office:value-type="float" office:value="-0.50042505711705">
            <text:p>-0.5</text:p>
          </table:table-cell>
          <table:table-cell table:formula="of:= 1 - [.E92] / [.M92]" office:value-type="float" office:value="-0.175784754896649">
            <text:p>-0.1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9.09">
            <text:p>559.09</text:p>
          </table:table-cell>
          <table:table-cell office:value-type="float" office:value="47266541.73">
            <text:p>47266541.73</text:p>
          </table:table-cell>
          <table:table-cell office:value-type="float" office:value="1014649138.08654">
            <text:p>1,014,649,138.09</text:p>
          </table:table-cell>
          <table:table-cell table:number-columns-repeated="5"/>
          <table:table-cell office:value-type="float" office:value="381.99">
            <text:p>381.99</text:p>
          </table:table-cell>
          <table:table-cell office:value-type="float" office:value="38062865.48">
            <text:p>38062865.48</text:p>
          </table:table-cell>
          <table:table-cell office:value-type="float" office:value="4308541898.93185">
            <text:p>4,308,541,898.93</text:p>
          </table:table-cell>
          <table:table-cell table:style-name="ce13" table:formula="of:=[.F93] &lt; [.N93]" office:value-type="boolean" office:boolean-value="true">
            <text:p>TRUE</text:p>
          </table:table-cell>
          <table:table-cell table:style-name="ce13" table:formula="of:=[.F93] = [.N93]" office:value-type="boolean" office:boolean-value="false">
            <text:p>FALSE</text:p>
          </table:table-cell>
          <table:table-cell table:formula="of:= 1 - [.D93] / [.L93]" office:value-type="float" office:value="-0.463624702217336">
            <text:p>-0.46</text:p>
          </table:table-cell>
          <table:table-cell table:formula="of:= 1 - [.E93] / [.M93]" office:value-type="float" office:value="-0.241801980327415">
            <text:p>-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8.51">
            <text:p>558.51</text:p>
          </table:table-cell>
          <table:table-cell office:value-type="float" office:value="47321933.39">
            <text:p>47321933.39</text:p>
          </table:table-cell>
          <table:table-cell office:value-type="float" office:value="1014732298.08673">
            <text:p>1,014,732,298.09</text:p>
          </table:table-cell>
          <table:table-cell table:number-columns-repeated="5"/>
          <table:table-cell office:value-type="float" office:value="388.91">
            <text:p>388.91</text:p>
          </table:table-cell>
          <table:table-cell office:value-type="float" office:value="42143744.11">
            <text:p>42143744.11</text:p>
          </table:table-cell>
          <table:table-cell office:value-type="float" office:value="3540812803.40422">
            <text:p>3,540,812,803.40</text:p>
          </table:table-cell>
          <table:table-cell table:style-name="ce13" table:formula="of:=[.F94] &lt; [.N94]" office:value-type="boolean" office:boolean-value="true">
            <text:p>TRUE</text:p>
          </table:table-cell>
          <table:table-cell table:style-name="ce13" table:formula="of:=[.F94] = [.N94]" office:value-type="boolean" office:boolean-value="false">
            <text:p>FALSE</text:p>
          </table:table-cell>
          <table:table-cell table:formula="of:= 1 - [.D94] / [.L94]" office:value-type="float" office:value="-0.436090612223908">
            <text:p>-0.44</text:p>
          </table:table-cell>
          <table:table-cell table:formula="of:= 1 - [.E94] / [.M94]" office:value-type="float" office:value="-0.12286970200095">
            <text:p>-0.1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7.04">
            <text:p>557.04</text:p>
          </table:table-cell>
          <table:table-cell office:value-type="float" office:value="49849692.03">
            <text:p>49849692.03</text:p>
          </table:table-cell>
          <table:table-cell office:value-type="float" office:value="1014556738.08634">
            <text:p>1,014,556,738.09</text:p>
          </table:table-cell>
          <table:table-cell table:number-columns-repeated="5"/>
          <table:table-cell office:value-type="float" office:value="385.26">
            <text:p>385.26</text:p>
          </table:table-cell>
          <table:table-cell office:value-type="float" office:value="37410864.53">
            <text:p>37410864.53</text:p>
          </table:table-cell>
          <table:table-cell office:value-type="float" office:value="3336922774.63178">
            <text:p>3,336,922,774.63</text:p>
          </table:table-cell>
          <table:table-cell table:style-name="ce13" table:formula="of:=[.F95] &lt; [.N95]" office:value-type="boolean" office:boolean-value="true">
            <text:p>TRUE</text:p>
          </table:table-cell>
          <table:table-cell table:style-name="ce13" table:formula="of:=[.F95] = [.N95]" office:value-type="boolean" office:boolean-value="false">
            <text:p>FALSE</text:p>
          </table:table-cell>
          <table:table-cell table:formula="of:= 1 - [.D95] / [.L95]" office:value-type="float" office:value="-0.445880703940196">
            <text:p>-0.45</text:p>
          </table:table-cell>
          <table:table-cell table:formula="of:= 1 - [.E95] / [.M95]" office:value-type="float" office:value="-0.332492383062285">
            <text:p>-0.3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9.36">
            <text:p>559.36</text:p>
          </table:table-cell>
          <table:table-cell office:value-type="float" office:value="47391310.25">
            <text:p>47391310.25</text:p>
          </table:table-cell>
          <table:table-cell office:value-type="float" office:value="1014893998.08709">
            <text:p>1,014,893,998.09</text:p>
          </table:table-cell>
          <table:table-cell table:number-columns-repeated="5"/>
          <table:table-cell office:value-type="float" office:value="380.3">
            <text:p>380.3</text:p>
          </table:table-cell>
          <table:table-cell office:value-type="float" office:value="40303338.94">
            <text:p>40303338.94</text:p>
          </table:table-cell>
          <table:table-cell office:value-type="float" office:value="3950860904.31413">
            <text:p>3,950,860,904.31</text:p>
          </table:table-cell>
          <table:table-cell table:style-name="ce13" table:formula="of:=[.F96] &lt; [.N96]" office:value-type="boolean" office:boolean-value="true">
            <text:p>TRUE</text:p>
          </table:table-cell>
          <table:table-cell table:style-name="ce13" table:formula="of:=[.F96] = [.N96]" office:value-type="boolean" office:boolean-value="false">
            <text:p>FALSE</text:p>
          </table:table-cell>
          <table:table-cell table:formula="of:= 1 - [.D96] / [.L96]" office:value-type="float" office:value="-0.470838811464633">
            <text:p>-0.47</text:p>
          </table:table-cell>
          <table:table-cell table:formula="of:= 1 - [.E96] / [.M96]" office:value-type="float" office:value="-0.175865610552812">
            <text:p>-0.1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62.37">
            <text:p>562.37</text:p>
          </table:table-cell>
          <table:table-cell office:value-type="float" office:value="47366788.52">
            <text:p>47366788.52</text:p>
          </table:table-cell>
          <table:table-cell office:value-type="float" office:value="1014487438.08618">
            <text:p>1,014,487,438.09</text:p>
          </table:table-cell>
          <table:table-cell table:number-columns-repeated="5"/>
          <table:table-cell office:value-type="float" office:value="378.26">
            <text:p>378.26</text:p>
          </table:table-cell>
          <table:table-cell office:value-type="float" office:value="43663640.88">
            <text:p>43663640.88</text:p>
          </table:table-cell>
          <table:table-cell office:value-type="float" office:value="4819948339.52268">
            <text:p>4,819,948,339.52</text:p>
          </table:table-cell>
          <table:table-cell table:style-name="ce13" table:formula="of:=[.F97] &lt; [.N97]" office:value-type="boolean" office:boolean-value="true">
            <text:p>TRUE</text:p>
          </table:table-cell>
          <table:table-cell table:style-name="ce13" table:formula="of:=[.F97] = [.N97]" office:value-type="boolean" office:boolean-value="false">
            <text:p>FALSE</text:p>
          </table:table-cell>
          <table:table-cell table:formula="of:= 1 - [.D97] / [.L97]" office:value-type="float" office:value="-0.48672870512346">
            <text:p>-0.49</text:p>
          </table:table-cell>
          <table:table-cell table:formula="of:= 1 - [.E97] / [.M97]" office:value-type="float" office:value="-0.0848107845650641">
            <text:p>-0.0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9.88">
            <text:p>559.88</text:p>
          </table:table-cell>
          <table:table-cell office:value-type="float" office:value="47480500.95">
            <text:p>47480500.95</text:p>
          </table:table-cell>
          <table:table-cell office:value-type="float" office:value="1014519778.08625">
            <text:p>1,014,519,778.09</text:p>
          </table:table-cell>
          <table:table-cell table:number-columns-repeated="5"/>
          <table:table-cell office:value-type="float" office:value="381.89">
            <text:p>381.89</text:p>
          </table:table-cell>
          <table:table-cell office:value-type="float" office:value="44129975.69">
            <text:p>44129975.69</text:p>
          </table:table-cell>
          <table:table-cell office:value-type="float" office:value="5037803411.81411">
            <text:p>5,037,803,411.81</text:p>
          </table:table-cell>
          <table:table-cell table:style-name="ce13" table:formula="of:=[.F98] &lt; [.N98]" office:value-type="boolean" office:boolean-value="true">
            <text:p>TRUE</text:p>
          </table:table-cell>
          <table:table-cell table:style-name="ce13" table:formula="of:=[.F98] = [.N98]" office:value-type="boolean" office:boolean-value="false">
            <text:p>FALSE</text:p>
          </table:table-cell>
          <table:table-cell table:formula="of:= 1 - [.D98] / [.L98]" office:value-type="float" office:value="-0.466076618921679">
            <text:p>-0.47</text:p>
          </table:table-cell>
          <table:table-cell table:formula="of:= 1 - [.E98] / [.M98]" office:value-type="float" office:value="-0.0759240223365736">
            <text:p>-0.0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56.72">
            <text:p>556.72</text:p>
          </table:table-cell>
          <table:table-cell office:value-type="float" office:value="56197337.4">
            <text:p>56197337.4</text:p>
          </table:table-cell>
          <table:table-cell office:value-type="float" office:value="1014487438.08618">
            <text:p>1,014,487,438.09</text:p>
          </table:table-cell>
          <table:table-cell table:number-columns-repeated="5"/>
          <table:table-cell office:value-type="float" office:value="379.75">
            <text:p>379.75</text:p>
          </table:table-cell>
          <table:table-cell office:value-type="float" office:value="45047032.77">
            <text:p>45047032.77</text:p>
          </table:table-cell>
          <table:table-cell office:value-type="float" office:value="4369081539.19419">
            <text:p>4,369,081,539.19</text:p>
          </table:table-cell>
          <table:table-cell table:style-name="ce13" table:formula="of:=[.F99] &lt; [.N99]" office:value-type="boolean" office:boolean-value="true">
            <text:p>TRUE</text:p>
          </table:table-cell>
          <table:table-cell table:style-name="ce13" table:formula="of:=[.F99] = [.N99]" office:value-type="boolean" office:boolean-value="false">
            <text:p>FALSE</text:p>
          </table:table-cell>
          <table:table-cell table:formula="of:= 1 - [.D99] / [.L99]" office:value-type="float" office:value="-0.466017116524029">
            <text:p>-0.47</text:p>
          </table:table-cell>
          <table:table-cell table:formula="of:= 1 - [.E99] / [.M99]" office:value-type="float" office:value="-0.247525840090976">
            <text:p>-0.2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76.75">
            <text:p>576.75</text:p>
          </table:table-cell>
          <table:table-cell office:value-type="float" office:value="56673495.35">
            <text:p>56673495.35</text:p>
          </table:table-cell>
          <table:table-cell office:value-type="float" office:value="1014478198.08616">
            <text:p>1,014,478,198.09</text:p>
          </table:table-cell>
          <table:table-cell table:number-columns-repeated="5"/>
          <table:table-cell office:value-type="float" office:value="385.56">
            <text:p>385.56</text:p>
          </table:table-cell>
          <table:table-cell office:value-type="float" office:value="43334605.02">
            <text:p>43334605.02</text:p>
          </table:table-cell>
          <table:table-cell office:value-type="float" office:value="4281058518.19886">
            <text:p>4,281,058,518.20</text:p>
          </table:table-cell>
          <table:table-cell table:style-name="ce13" table:formula="of:=[.F100] &lt; [.N100]" office:value-type="boolean" office:boolean-value="true">
            <text:p>TRUE</text:p>
          </table:table-cell>
          <table:table-cell table:style-name="ce13" table:formula="of:=[.F100] = [.N100]" office:value-type="boolean" office:boolean-value="false">
            <text:p>FALSE</text:p>
          </table:table-cell>
          <table:table-cell table:formula="of:= 1 - [.D100] / [.L100]" office:value-type="float" office:value="-0.495876128229069">
            <text:p>-0.5</text:p>
          </table:table-cell>
          <table:table-cell table:formula="of:= 1 - [.E100] / [.M100]" office:value-type="float" office:value="-0.307811512850845">
            <text:p>-0.3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538.2">
            <text:p>538.2</text:p>
          </table:table-cell>
          <table:table-cell office:value-type="float" office:value="49010798.46">
            <text:p>49010798.46</text:p>
          </table:table-cell>
          <table:table-cell office:value-type="float" office:value="1014552118.08633">
            <text:p>1,014,552,118.09</text:p>
          </table:table-cell>
          <table:table-cell table:number-columns-repeated="5"/>
          <table:table-cell office:value-type="float" office:value="373.95">
            <text:p>373.95</text:p>
          </table:table-cell>
          <table:table-cell office:value-type="float" office:value="38905845.32">
            <text:p>38905845.32</text:p>
          </table:table-cell>
          <table:table-cell office:value-type="float" office:value="4049246397.01246">
            <text:p>4,049,246,397.01</text:p>
          </table:table-cell>
          <table:table-cell table:style-name="ce13" table:formula="of:=[.F101] &lt; [.N101]" office:value-type="boolean" office:boolean-value="true">
            <text:p>TRUE</text:p>
          </table:table-cell>
          <table:table-cell table:style-name="ce13" table:formula="of:=[.F101] = [.N101]" office:value-type="boolean" office:boolean-value="false">
            <text:p>FALSE</text:p>
          </table:table-cell>
          <table:table-cell table:formula="of:= 1 - [.D101] / [.L101]" office:value-type="float" office:value="-0.439229843561974">
            <text:p>-0.44</text:p>
          </table:table-cell>
          <table:table-cell table:formula="of:= 1 - [.E101] / [.M101]" office:value-type="float" office:value="-0.259728404739363">
            <text:p>-0.26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A minimum time [s]</text:p>
          </table:table-cell>
          <table:table-cell table:style-name="ce5" office:value-type="string">
            <text:p>SA minimum memory [MB]</text:p>
          </table:table-cell>
          <table:table-cell table:style-name="ce9" office:value-type="string">
            <text:p>SA minimum cost</text:p>
          </table:table-cell>
          <table:table-cell table:style-name="ce2" office:value-type="string">
            <text:p>OSA minimum time [s]</text:p>
          </table:table-cell>
          <table:table-cell table:style-name="ce5" office:value-type="string">
            <text:p>OSA minimum memory [MB]</text:p>
          </table:table-cell>
          <table:table-cell table:style-name="ce9" office:value-type="string">
            <text:p>OSA minimum cost</text:p>
          </table:table-cell>
          <table:table-cell table:style-name="ce11" table:formula="of:=[.G1]" office:value-type="string" office:string-value="SA &lt; OSA">
            <text:p>SA &lt; OSA</text:p>
          </table:table-cell>
          <table:table-cell table:style-name="ce11" table:formula="of:=[.H1]" office:value-type="string" office:string-value="SA = OSA">
            <text:p>SA = OSA</text:p>
          </table:table-cell>
          <table:table-cell table:style-name="ce11" table:formula="of:=[.I1]" office:value-type="string" office:string-value="OSA &lt; SA">
            <text:p>OSA &lt; SA</text:p>
          </table:table-cell>
          <table:table-cell table:style-name="ce2" table:formula="of:=[.J1]" office:value-type="string" office:string-value="OSA Speedup(USER_TIME) over SA">
            <text:p>OSA Speedup(USER_TIME) over SA</text:p>
          </table:table-cell>
          <table:table-cell table:style-name="ce5" table:formula="of:=[.K1]" office:value-type="string" office:string-value="SA Speedup(AVG_HEAP_MEMORY) over OSA">
            <text:p>SA Speedup(AVG_HEAP_MEMORY) over OSA</text:p>
          </table:table-cell>
          <table:table-cell table:style-name="ce2" office:value-type="string">
            <text:p>BB minimum time [s]</text:p>
          </table:table-cell>
          <table:table-cell table:style-name="ce5" office:value-type="string">
            <text:p>BB minimum memory [MB]</text:p>
          </table:table-cell>
          <table:table-cell table:style-name="ce9" office:value-type="string">
            <text:p>BB minimum cost</text:p>
          </table:table-cell>
          <table:table-cell table:style-name="ce11" table:formula="of:=[.O1]" office:value-type="string" office:string-value="OSA &lt; BB">
            <text:p>OSA &lt; BB</text:p>
          </table:table-cell>
          <table:table-cell table:style-name="ce11" table:formula="of:=[.P1]" office:value-type="string" office:string-value="OSA = BB">
            <text:p>OSA = BB</text:p>
          </table:table-cell>
          <table:table-cell table:style-name="ce2" table:formula="of:=[.Q1]" office:value-type="string" office:string-value="OSA Speedup(USER_TIME) over BB">
            <text:p>OSA Speedup(USER_TIME) over BB</text:p>
          </table:table-cell>
          <table:table-cell table:style-name="ce5" table:formula="of:=[.R1]" office:value-type="string" office:string-value="OSA Speedup(AVG_HEAP_MEMORY) over BB">
            <text:p>OSA Speedup(AVG_HEAP_MEMORY) over BB</text:p>
          </table:table-cell>
          <table:table-cell table:number-columns-repeated="3"/>
        </table:table-row>
        <table:table-row table:style-name="ro2">
          <table:table-cell table:style-name="ce3" table:formula="of:=MINA([.A2:.A11])" office:value-type="float" office:value="239323.34">
            <text:p>239,323.34</text:p>
          </table:table-cell>
          <table:table-cell table:style-name="ce6" table:formula="of:=MINA([.B2:.B11])" office:value-type="float" office:value="10014846.91">
            <text:p>10,014,846.91</text:p>
          </table:table-cell>
          <table:table-cell table:style-name="ce9" table:formula="of:=MINA([.C2:.C11])" office:value-type="float" office:value="1013729758.0845">
            <text:p>1,013,729,758.08</text:p>
          </table:table-cell>
          <table:table-cell table:style-name="ce3" table:formula="of:=MINA([.D2:.D101])" office:value-type="float" office:value="515.27">
            <text:p>515.27</text:p>
          </table:table-cell>
          <table:table-cell table:style-name="ce6" table:formula="of:=MINA([.E2:.E101]) / 1024 / 1024" office:value-type="float" office:value="28.6861790275574">
            <text:p>28.69</text:p>
          </table:table-cell>
          <table:table-cell table:style-name="ce9" table:formula="of:=MINA([.F2:.F101])" office:value-type="float" office:value="1014233338.08562">
            <text:p>1,014,233,338.09</text:p>
          </table:table-cell>
          <table:table-cell table:style-name="ce12" table:formula="of:=COUNTIF([.G2:.G11]; 1)/10" office:value-type="percentage" office:value="1">
            <text:p>100.00%</text:p>
          </table:table-cell>
          <table:table-cell table:style-name="ce12" table:formula="of:=COUNTIF([.H2:.H11]; 1)/10" office:value-type="percentage" office:value="0">
            <text:p>0.00%</text:p>
          </table:table-cell>
          <table:table-cell table:style-name="ce12" table:formula="of:=COUNTIF([.I2:.I11]; 1)/10" office:value-type="percentage" office:value="0">
            <text:p>0.00%</text:p>
          </table:table-cell>
          <table:table-cell table:style-name="ce15" table:formula="of:=AVERAGE([.J2:.J11])" office:value-type="percentage" office:value="0.997705668828363">
            <text:p>99.77%</text:p>
          </table:table-cell>
          <table:table-cell table:style-name="ce16" table:formula="of:=AVERAGE([.K2:.K11])" office:value-type="percentage" office:value="0.999996184103675">
            <text:p>100.00%</text:p>
          </table:table-cell>
          <table:table-cell table:style-name="ce3" table:formula="of:=MINA([.L2:.L101])" office:value-type="float" office:value="371.64">
            <text:p>371.64</text:p>
          </table:table-cell>
          <table:table-cell table:style-name="ce6" table:formula="of:=MINA([.M2:.M101]) / 1024 / 1024" office:value-type="float" office:value="35.6777806568146">
            <text:p>35.68</text:p>
          </table:table-cell>
          <table:table-cell table:style-name="ce9" table:formula="of:=MINA([.N2:.N101])" office:value-type="float" office:value="2956174148.82688">
            <text:p>2,956,174,148.83</text:p>
          </table:table-cell>
          <table:table-cell table:style-name="ce12" table:formula="of:=COUNTIF([.O2:.O101]; 1)/100" office:value-type="percentage" office:value="1">
            <text:p>100.00%</text:p>
          </table:table-cell>
          <table:table-cell table:style-name="ce12" table:formula="of:=COUNTIF([.P2:.P101]; 1)/100" office:value-type="percentage" office:value="0">
            <text:p>0.00%</text:p>
          </table:table-cell>
          <table:table-cell table:style-name="ce15" table:formula="of:=AVERAGE([.Q2:.Q101])" office:value-type="percentage" office:value="-0.480586541526412">
            <text:p>-48.06%</text:p>
          </table:table-cell>
          <table:table-cell table:style-name="ce16" table:formula="of:=AVERAGE([.R2:.R101])" office:value-type="percentage" office:value="-0.0920919404858059">
            <text:p>-9.21%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A maximum time [s]</text:p>
          </table:table-cell>
          <table:table-cell table:style-name="ce5" office:value-type="string">
            <text:p>SA maximum memory [MB]</text:p>
          </table:table-cell>
          <table:table-cell table:style-name="ce9" office:value-type="string">
            <text:p>SA maximum cost</text:p>
          </table:table-cell>
          <table:table-cell table:style-name="ce2" office:value-type="string">
            <text:p>OSA maximum time [s]</text:p>
          </table:table-cell>
          <table:table-cell table:style-name="ce5" office:value-type="string">
            <text:p>OSA maximum memory [MB]</text:p>
          </table:table-cell>
          <table:table-cell table:style-name="ce9" office:value-type="string">
            <text:p>OSA maximum cost</text:p>
          </table:table-cell>
          <table:table-cell table:style-name="ce11" office:value-type="string">
            <text:p>(lower is better)</text:p>
          </table:table-cell>
          <table:table-cell table:style-name="ce14"/>
          <table:table-cell table:style-name="ce11" office:value-type="string">
            <text:p>(higher is better)</text:p>
          </table:table-cell>
          <table:table-cell table:style-name="ce2" office:value-type="string">
            <text:p>(higher is better)</text:p>
          </table:table-cell>
          <table:table-cell table:style-name="ce5" office:value-type="string">
            <text:p>(lower is better)</text:p>
          </table:table-cell>
          <table:table-cell table:style-name="ce2" office:value-type="string">
            <text:p>BB maximum time [s]</text:p>
          </table:table-cell>
          <table:table-cell table:style-name="ce5" office:value-type="string">
            <text:p>BB maximum memory [MB]</text:p>
          </table:table-cell>
          <table:table-cell table:style-name="ce9" office:value-type="string">
            <text:p>BB maximum cost</text:p>
          </table:table-cell>
          <table:table-cell table:style-name="ce11" office:value-type="string">
            <text:p>(higher is better)</text:p>
          </table:table-cell>
          <table:table-cell table:style-name="ce11"/>
          <table:table-cell table:style-name="ce2" office:value-type="string">
            <text:p>(higher is better)</text:p>
          </table:table-cell>
          <table:table-cell table:style-name="ce5" office:value-type="string">
            <text:p>(higher is better)</text:p>
          </table:table-cell>
          <table:table-cell table:number-columns-repeated="3"/>
        </table:table-row>
        <table:table-row table:style-name="ro2">
          <table:table-cell table:style-name="ce3" table:formula="of:=MAXA([.A2:.A11])" office:value-type="float" office:value="258028.68">
            <text:p>258,028.68</text:p>
          </table:table-cell>
          <table:table-cell table:style-name="ce7" table:formula="of:=MAXA([.B2:.B11])" office:value-type="float" office:value="17079779.43">
            <text:p>17,079,779.43</text:p>
          </table:table-cell>
          <table:table-cell table:style-name="ce9" table:formula="of:=MAXA([.C2:.C11])" office:value-type="float" office:value="1013729758.0845">
            <text:p>1,013,729,758.08</text:p>
          </table:table-cell>
          <table:table-cell table:style-name="ce3" table:formula="of:=MAXA([.D2:.D101])" office:value-type="float" office:value="614.32">
            <text:p>614.32</text:p>
          </table:table-cell>
          <table:table-cell table:style-name="ce7" table:formula="of:=MAXA([.E2:.E101]) / 1024 /1024" office:value-type="float" office:value="61.5515117835999">
            <text:p>61.55</text:p>
          </table:table-cell>
          <table:table-cell table:style-name="ce9" table:formula="of:=MAXA([.F2:.F101])" office:value-type="float" office:value="1014893998.08709">
            <text:p>1,014,893,998.09</text:p>
          </table:table-cell>
          <table:table-cell table:number-columns-repeated="5"/>
          <table:table-cell table:style-name="ce3" table:formula="of:=MAXA([.L1:.L101])" office:value-type="float" office:value="393.5">
            <text:p>393.50</text:p>
          </table:table-cell>
          <table:table-cell table:style-name="ce7" table:formula="of:=MAXA([.M2:.M101]) / 1024 /1024" office:value-type="float" office:value="70.8091352272034">
            <text:p>70.81</text:p>
          </table:table-cell>
          <table:table-cell table:style-name="ce9" table:formula="of:=MAXA([.N1:.N101])" office:value-type="float" office:value="5750081833.52269">
            <text:p>5,750,081,833.52</text:p>
          </table:table-cell>
          <table:table-cell table:number-columns-repeated="7"/>
        </table:table-row>
        <table:table-row table:style-name="ro2">
          <table:table-cell table:style-name="ce2" office:value-type="string">
            <text:p>SA average time [s]</text:p>
          </table:table-cell>
          <table:table-cell table:style-name="ce5" office:value-type="string">
            <text:p>SA average memory [MB]</text:p>
          </table:table-cell>
          <table:table-cell table:style-name="ce9" office:value-type="string">
            <text:p>SA average cost</text:p>
          </table:table-cell>
          <table:table-cell table:style-name="ce2" office:value-type="string">
            <text:p>OSA average time [s]</text:p>
          </table:table-cell>
          <table:table-cell table:style-name="ce5" office:value-type="string">
            <text:p>OSA average memory [MB]</text:p>
          </table:table-cell>
          <table:table-cell table:style-name="ce9" office:value-type="string">
            <text:p>OSA average cost</text:p>
          </table:table-cell>
          <table:table-cell table:number-columns-repeated="5"/>
          <table:table-cell table:style-name="ce2" office:value-type="string">
            <text:p>BB average time [s]</text:p>
          </table:table-cell>
          <table:table-cell table:style-name="ce5" office:value-type="string">
            <text:p>BB average memory [MB]</text:p>
          </table:table-cell>
          <table:table-cell table:style-name="ce9" office:value-type="string">
            <text:p>BB average cost</text:p>
          </table:table-cell>
          <table:table-cell table:number-columns-repeated="7"/>
        </table:table-row>
        <table:table-row table:style-name="ro2">
          <table:table-cell table:style-name="ce4" table:formula="of:=AVERAGE([.A2:.A11])" office:value-type="float" office:value="250872.705">
            <text:p>250,872.71</text:p>
          </table:table-cell>
          <table:table-cell table:style-name="ce7" table:formula="of:=AVERAGE([.B2:.B11])" office:value-type="float" office:value="13094997.651">
            <text:p>13,094,997.65</text:p>
          </table:table-cell>
          <table:table-cell table:style-name="ce9" table:formula="of:=AVERAGE([.C2:.C11])" office:value-type="float" office:value="1013729758.0845">
            <text:p>1,013,729,758.08</text:p>
          </table:table-cell>
          <table:table-cell table:style-name="ce4" table:formula="of:=AVERAGE([.D2:.D101])" office:value-type="float" office:value="562.3299">
            <text:p>562.33</text:p>
          </table:table-cell>
          <table:table-cell table:style-name="ce7" table:formula="of:=AVERAGE([.E2:.E101]) / 1024 /1024" office:value-type="float" office:value="45.5554172035217">
            <text:p>45.56</text:p>
          </table:table-cell>
          <table:table-cell table:style-name="ce9" table:formula="of:=AVERAGE([.F2:.F101])" office:value-type="float" office:value="1014597209.28643">
            <text:p>1,014,597,209.29</text:p>
          </table:table-cell>
          <table:table-cell table:number-columns-repeated="5"/>
          <table:table-cell table:style-name="ce4" table:formula="of:=AVERAGE([.L2:.L101])" office:value-type="float" office:value="379.8531">
            <text:p>379.85</text:p>
          </table:table-cell>
          <table:table-cell table:style-name="ce7" table:formula="of:=AVERAGE([.M2:.M101]) / 1024 /1024" office:value-type="float" office:value="42.993776304245">
            <text:p>42.99</text:p>
          </table:table-cell>
          <table:table-cell table:style-name="ce9" table:formula="of:=AVERAGE([.N1:.N101])" office:value-type="float" office:value="4151514420.50691">
            <text:p>4,151,514,420.5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" office:value-type="string">
            <text:p>SA # minimum cost</text:p>
          </table:table-cell>
          <table:table-cell table:number-columns-repeated="2"/>
          <table:table-cell table:style-name="ce9" office:value-type="string">
            <text:p>OSA # minimum cost</text:p>
          </table:table-cell>
          <table:table-cell table:number-columns-repeated="7"/>
          <table:table-cell table:style-name="ce9" office:value-type="string">
            <text:p>BB # minimum cost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" table:formula="of:=COUNTIF([.C2:.C11]; [.C103])/1000" office:value-type="percentage" office:value="0.01">
            <text:p>1.00%</text:p>
          </table:table-cell>
          <table:table-cell table:number-columns-repeated="2"/>
          <table:table-cell table:style-name="ce10" table:formula="of:=COUNTIF([.F2:.F101]; [.F103])/100" office:value-type="percentage" office:value="0.01">
            <text:p>1.00%</text:p>
          </table:table-cell>
          <table:table-cell table:number-columns-repeated="7"/>
          <table:table-cell table:style-name="ce10" table:formula="of:=COUNTIF([.N2:.N101]; [.N103])/100" office:value-type="percentage" office:value="0.01">
            <text:p>1.00%</text:p>
          </table:table-cell>
          <table:table-cell table:number-columns-repeated="7"/>
        </table:table-row>
        <table:table-row table:style-name="ro2" table:number-rows-repeated="892">
          <table:table-cell table:style-name="Default" table:number-columns-repeated="2"/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 table:number-rows-repeated="8">
          <table:table-cell table:style-name="Default" table:number-columns-repeated="2"/>
          <table:table-cell table:number-columns-repeated="19"/>
        </table:table-row>
        <table:table-row table:style-name="ro2" table:number-rows-repeated="6452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10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prian Radu</meta:initial-creator>
    <meta:creation-date>2011-01-08T17:06:18</meta:creation-date>
    <dc:date>2011-02-14T10:27:36.32</dc:date>
    <dc:creator>Ciprian Radu</dc:creator>
    <meta:editing-duration>PT08H15M36S</meta:editing-duration>
    <meta:editing-cycles>47</meta:editing-cycles>
    <meta:generator>OpenOffice.org/3.2$Win32 OpenOffice.org_project/320m18$Build-9502</meta:generator>
    <meta:document-statistic meta:table-count="3" meta:cell-count="1183" meta:object-count="0"/>
  </office:meta>
</office:document-meta>
</file>